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MILP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formula="of:=MAX([$'milp-acc-energy-usage'.B:.B])" office:value-type="float" office:value="4256.15999999983" calcext:value-type="float">
            <text:p>4256.15999999983</text:p>
          </table:table-cell>
          <table:table-cell table:formula="of:=MAX([$'sa-nonlinear-acc-energy-usage'.B:.B])" office:value-type="float" office:value="4487.259" calcext:value-type="float">
            <text:p>4487.259</text:p>
          </table:table-cell>
          <table:table-cell table:formula="of:=MAX([$'sa-exhaustive-acc-energy-usage'.B:.B])" office:value-type="float" office:value="5785.762" calcext:value-type="float">
            <text:p>5785.762</text:p>
          </table:table-cell>
          <table:table-cell table:formula="of:=MAX([$'sa-quick-acc-energy-usage'.B:.B])" office:value-type="float" office:value="6303.1704" calcext:value-type="float">
            <text:p>6303.1704</text:p>
          </table:table-cell>
          <table:table-cell table:formula="of:=[.B3]-[.A3]" office:value-type="float" office:value="231.099000000167" calcext:value-type="float">
            <text:p>231.099000000167</text:p>
          </table:table-cell>
        </table:table-row>
      </table:table>
      <table:table table:name="milp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5.84" calcext:value-type="float">
            <text:p>15.84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23.04" calcext:value-type="float">
            <text:p>23.04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23.76" calcext:value-type="float">
            <text:p>23.76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46.32" calcext:value-type="float">
            <text:p>46.32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1.44" calcext:value-type="float">
            <text:p>91.44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136.56" calcext:value-type="float">
            <text:p>136.56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159.84" calcext:value-type="float">
            <text:p>159.84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183.12" calcext:value-type="float">
            <text:p>183.12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06.4" calcext:value-type="float">
            <text:p>206.4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29.68" calcext:value-type="float">
            <text:p>229.68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52.96" calcext:value-type="float">
            <text:p>252.96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76.24" calcext:value-type="float">
            <text:p>276.24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99.52" calcext:value-type="float">
            <text:p>299.52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322.8" calcext:value-type="float">
            <text:p>322.8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346.08" calcext:value-type="float">
            <text:p>346.08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369.36" calcext:value-type="float">
            <text:p>369.36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392.64" calcext:value-type="float">
            <text:p>392.64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415.92" calcext:value-type="float">
            <text:p>415.92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439.2" calcext:value-type="float">
            <text:p>439.2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462.48" calcext:value-type="float">
            <text:p>462.48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463.92" calcext:value-type="float">
            <text:p>463.92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465.36" calcext:value-type="float">
            <text:p>465.36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468.24" calcext:value-type="float">
            <text:p>468.24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491.520000000001" calcext:value-type="float">
            <text:p>491.52000000000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514.800000000001" calcext:value-type="float">
            <text:p>514.80000000000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538.080000000001" calcext:value-type="float">
            <text:p>538.08000000000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561.360000000001" calcext:value-type="float">
            <text:p>561.36000000000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584.640000000001" calcext:value-type="float">
            <text:p>584.64000000000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607.920000000001" calcext:value-type="float">
            <text:p>607.92000000000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631.200000000001" calcext:value-type="float">
            <text:p>631.20000000000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654.480000000001" calcext:value-type="float">
            <text:p>654.48000000000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677.760000000001" calcext:value-type="float">
            <text:p>677.76000000000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701.040000000001" calcext:value-type="float">
            <text:p>701.04000000000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702.480000000001" calcext:value-type="float">
            <text:p>702.480000000001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703.920000000001" calcext:value-type="float">
            <text:p>703.920000000001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705.360000000001" calcext:value-type="float">
            <text:p>705.360000000001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706.800000000001" calcext:value-type="float">
            <text:p>706.800000000001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708.240000000002" calcext:value-type="float">
            <text:p>708.240000000002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709.680000000002" calcext:value-type="float">
            <text:p>709.680000000002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711.120000000002" calcext:value-type="float">
            <text:p>711.120000000002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712.560000000002" calcext:value-type="float">
            <text:p>712.560000000002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714.000000000002" calcext:value-type="float">
            <text:p>714.000000000002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715.440000000002" calcext:value-type="float">
            <text:p>715.440000000002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716.880000000002" calcext:value-type="float">
            <text:p>716.880000000002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718.320000000002" calcext:value-type="float">
            <text:p>718.320000000002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719.760000000002" calcext:value-type="float">
            <text:p>719.760000000002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721.200000000002" calcext:value-type="float">
            <text:p>721.200000000002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722.640000000002" calcext:value-type="float">
            <text:p>722.640000000002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724.080000000002" calcext:value-type="float">
            <text:p>724.080000000002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725.520000000002" calcext:value-type="float">
            <text:p>725.520000000002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748.800000000002" calcext:value-type="float">
            <text:p>748.800000000002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772.080000000002" calcext:value-type="float">
            <text:p>772.080000000002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817.200000000002" calcext:value-type="float">
            <text:p>817.20000000000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862.320000000003" calcext:value-type="float">
            <text:p>862.320000000003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907.440000000003" calcext:value-type="float">
            <text:p>907.440000000003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952.560000000003" calcext:value-type="float">
            <text:p>952.560000000003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998.400000000003" calcext:value-type="float">
            <text:p>998.400000000003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044.24" calcext:value-type="float">
            <text:p>1044.24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090.08" calcext:value-type="float">
            <text:p>1090.08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135.92" calcext:value-type="float">
            <text:p>1135.9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160.64" calcext:value-type="float">
            <text:p>1160.64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163.52" calcext:value-type="float">
            <text:p>1163.52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166.4" calcext:value-type="float">
            <text:p>1166.4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169.28" calcext:value-type="float">
            <text:p>1169.28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172.16" calcext:value-type="float">
            <text:p>1172.16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175.04" calcext:value-type="float">
            <text:p>1175.04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177.92" calcext:value-type="float">
            <text:p>1177.92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180.8" calcext:value-type="float">
            <text:p>1180.8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183.68" calcext:value-type="float">
            <text:p>1183.68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186.56" calcext:value-type="float">
            <text:p>1186.56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189.44" calcext:value-type="float">
            <text:p>1189.44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192.32" calcext:value-type="float">
            <text:p>1192.32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195.2" calcext:value-type="float">
            <text:p>1195.2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198.08" calcext:value-type="float">
            <text:p>1198.08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200.96" calcext:value-type="float">
            <text:p>1200.96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203.84" calcext:value-type="float">
            <text:p>1203.84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206.72" calcext:value-type="float">
            <text:p>1206.72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209.6" calcext:value-type="float">
            <text:p>1209.6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212.48" calcext:value-type="float">
            <text:p>1212.48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15.36000000001" calcext:value-type="float">
            <text:p>1215.3600000000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217.52000000001" calcext:value-type="float">
            <text:p>1217.5200000000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20.40000000001" calcext:value-type="float">
            <text:p>1220.4000000000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23.28000000001" calcext:value-type="float">
            <text:p>1223.2800000000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226.16000000001" calcext:value-type="float">
            <text:p>1226.1600000000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229.04000000001" calcext:value-type="float">
            <text:p>1229.0400000000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231.92000000001" calcext:value-type="float">
            <text:p>1231.9200000000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234.80000000001" calcext:value-type="float">
            <text:p>1234.8000000000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237.68000000001" calcext:value-type="float">
            <text:p>1237.68000000001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240.56000000001" calcext:value-type="float">
            <text:p>1240.56000000001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243.44000000001" calcext:value-type="float">
            <text:p>1243.44000000001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246.32000000001" calcext:value-type="float">
            <text:p>1246.32000000001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249.20000000001" calcext:value-type="float">
            <text:p>1249.20000000001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252.08000000001" calcext:value-type="float">
            <text:p>1252.08000000001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254.96000000001" calcext:value-type="float">
            <text:p>1254.96000000001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1257.12000000001" calcext:value-type="float">
            <text:p>1257.12000000001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1259.28000000001" calcext:value-type="float">
            <text:p>1259.28000000001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1261.44000000001" calcext:value-type="float">
            <text:p>1261.44000000001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1263.60000000001" calcext:value-type="float">
            <text:p>1263.60000000001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287.60000000001" calcext:value-type="float">
            <text:p>1287.6000000000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311.60000000001" calcext:value-type="float">
            <text:p>1311.6000000000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335.60000000001" calcext:value-type="float">
            <text:p>1335.6000000000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359.60000000001" calcext:value-type="float">
            <text:p>1359.6000000000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383.60000000001" calcext:value-type="float">
            <text:p>1383.6000000000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407.60000000001" calcext:value-type="float">
            <text:p>1407.6000000000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431.60000000001" calcext:value-type="float">
            <text:p>1431.6000000000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455.60000000001" calcext:value-type="float">
            <text:p>1455.6000000000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479.60000000001" calcext:value-type="float">
            <text:p>1479.6000000000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503.60000000001" calcext:value-type="float">
            <text:p>1503.6000000000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527.60000000001" calcext:value-type="float">
            <text:p>1527.6000000000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551.60000000001" calcext:value-type="float">
            <text:p>1551.6000000000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1553.76000000001" calcext:value-type="float">
            <text:p>1553.76000000001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1555.92000000001" calcext:value-type="float">
            <text:p>1555.92000000001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1558.08000000001" calcext:value-type="float">
            <text:p>1558.08000000001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1560.24000000001" calcext:value-type="float">
            <text:p>1560.24000000001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1562.40000000001" calcext:value-type="float">
            <text:p>1562.40000000001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1564.56000000001" calcext:value-type="float">
            <text:p>1564.56000000001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1566.72000000001" calcext:value-type="float">
            <text:p>1566.72000000001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1568.88000000001" calcext:value-type="float">
            <text:p>1568.88000000001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1571.04000000001" calcext:value-type="float">
            <text:p>1571.04000000001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1573.20000000001" calcext:value-type="float">
            <text:p>1573.20000000001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1575.36000000001" calcext:value-type="float">
            <text:p>1575.36000000001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1577.52000000001" calcext:value-type="float">
            <text:p>1577.52000000001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1579.68000000001" calcext:value-type="float">
            <text:p>1579.68000000001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1581.84000000001" calcext:value-type="float">
            <text:p>1581.84000000001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1584.00000000001" calcext:value-type="float">
            <text:p>1584.00000000001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1586.16000000001" calcext:value-type="float">
            <text:p>1586.16000000001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1588.32000000001" calcext:value-type="float">
            <text:p>1588.32000000001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1590.48000000001" calcext:value-type="float">
            <text:p>1590.48000000001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1592.64000000001" calcext:value-type="float">
            <text:p>1592.64000000001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1594.80000000001" calcext:value-type="float">
            <text:p>1594.80000000001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1596.96000000001" calcext:value-type="float">
            <text:p>1596.96000000001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1599.12000000001" calcext:value-type="float">
            <text:p>1599.12000000001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1601.28000000001" calcext:value-type="float">
            <text:p>1601.28000000001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1603.44000000001" calcext:value-type="float">
            <text:p>1603.44000000001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1605.60000000001" calcext:value-type="float">
            <text:p>1605.60000000001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1607.76000000001" calcext:value-type="float">
            <text:p>1607.76000000001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1609.92000000001" calcext:value-type="float">
            <text:p>1609.92000000001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612.08000000001" calcext:value-type="float">
            <text:p>1612.08000000001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614.24000000001" calcext:value-type="float">
            <text:p>1614.24000000001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1616.40000000001" calcext:value-type="float">
            <text:p>1616.40000000001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1638.96000000001" calcext:value-type="float">
            <text:p>1638.9600000000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1661.52000000001" calcext:value-type="float">
            <text:p>1661.5200000000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684.08000000001" calcext:value-type="float">
            <text:p>1684.0800000000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706.64000000001" calcext:value-type="float">
            <text:p>1706.6400000000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729.20000000001" calcext:value-type="float">
            <text:p>1729.2000000000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751.76000000001" calcext:value-type="float">
            <text:p>1751.7600000000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774.32000000001" calcext:value-type="float">
            <text:p>1774.3200000000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1796.88000000001" calcext:value-type="float">
            <text:p>1796.8800000000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1820.16000000001" calcext:value-type="float">
            <text:p>1820.1600000000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1843.44000000001" calcext:value-type="float">
            <text:p>1843.4400000000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1866.72000000001" calcext:value-type="float">
            <text:p>1866.7200000000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1890.00000000001" calcext:value-type="float">
            <text:p>1890.0000000000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1913.28000000001" calcext:value-type="float">
            <text:p>1913.2800000000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1936.56000000001" calcext:value-type="float">
            <text:p>1936.5600000000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1959.84000000001" calcext:value-type="float">
            <text:p>1959.8400000000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1983.12000000001" calcext:value-type="float">
            <text:p>1983.1200000000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006.40000000001" calcext:value-type="float">
            <text:p>2006.4000000000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029.68000000001" calcext:value-type="float">
            <text:p>2029.6800000000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052.96000000001" calcext:value-type="float">
            <text:p>2052.9600000000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076.24000000001" calcext:value-type="float">
            <text:p>2076.2400000000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099.52000000001" calcext:value-type="float">
            <text:p>2099.5200000000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122.80000000001" calcext:value-type="float">
            <text:p>2122.8000000000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146.08000000001" calcext:value-type="float">
            <text:p>2146.0800000000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147.52000000001" calcext:value-type="float">
            <text:p>2147.52000000001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170.80000000001" calcext:value-type="float">
            <text:p>2170.8000000000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194.08000000001" calcext:value-type="float">
            <text:p>2194.0800000000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217.36000000001" calcext:value-type="float">
            <text:p>2217.3600000000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240.64000000001" calcext:value-type="float">
            <text:p>2240.6400000000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263.92000000001" calcext:value-type="float">
            <text:p>2263.9200000000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287.20000000001" calcext:value-type="float">
            <text:p>2287.2000000000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310.48000000001" calcext:value-type="float">
            <text:p>2310.4800000000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333.76000000001" calcext:value-type="float">
            <text:p>2333.7600000000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357.04000000001" calcext:value-type="float">
            <text:p>2357.0400000000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380.32" calcext:value-type="float">
            <text:p>2380.32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425.44" calcext:value-type="float">
            <text:p>2425.44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470.56" calcext:value-type="float">
            <text:p>2470.56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493.84" calcext:value-type="float">
            <text:p>2493.84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517.12" calcext:value-type="float">
            <text:p>2517.12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540.4" calcext:value-type="float">
            <text:p>2540.4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563.68" calcext:value-type="float">
            <text:p>2563.68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586.96" calcext:value-type="float">
            <text:p>2586.96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610.24" calcext:value-type="float">
            <text:p>2610.24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633.52" calcext:value-type="float">
            <text:p>2633.52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2656.08" calcext:value-type="float">
            <text:p>2656.08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2678.64" calcext:value-type="float">
            <text:p>2678.64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2701.2" calcext:value-type="float">
            <text:p>2701.2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2723.76" calcext:value-type="float">
            <text:p>2723.76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2746.32" calcext:value-type="float">
            <text:p>2746.32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2747.04" calcext:value-type="float">
            <text:p>2747.04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2747.76" calcext:value-type="float">
            <text:p>2747.76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749.2" calcext:value-type="float">
            <text:p>2749.2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750.64" calcext:value-type="float">
            <text:p>2750.64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752.08" calcext:value-type="float">
            <text:p>2752.08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753.52" calcext:value-type="float">
            <text:p>2753.52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776.8" calcext:value-type="float">
            <text:p>2776.8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800.08" calcext:value-type="float">
            <text:p>2800.08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823.36" calcext:value-type="float">
            <text:p>2823.36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846.64" calcext:value-type="float">
            <text:p>2846.64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869.92" calcext:value-type="float">
            <text:p>2869.92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893.2" calcext:value-type="float">
            <text:p>2893.2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2916.48" calcext:value-type="float">
            <text:p>2916.48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2939.76" calcext:value-type="float">
            <text:p>2939.76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2963.04" calcext:value-type="float">
            <text:p>2963.04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2986.32" calcext:value-type="float">
            <text:p>2986.32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009.6" calcext:value-type="float">
            <text:p>3009.6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032.88" calcext:value-type="float">
            <text:p>3032.88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056.16" calcext:value-type="float">
            <text:p>3056.16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057.6" calcext:value-type="float">
            <text:p>3057.6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059.04" calcext:value-type="float">
            <text:p>3059.04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060.48" calcext:value-type="float">
            <text:p>3060.48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061.92" calcext:value-type="float">
            <text:p>3061.92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063.36" calcext:value-type="float">
            <text:p>3063.36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064.79999999999" calcext:value-type="float">
            <text:p>3064.79999999999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066.23999999999" calcext:value-type="float">
            <text:p>3066.23999999999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3067.67999999999" calcext:value-type="float">
            <text:p>3067.67999999999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3069.11999999999" calcext:value-type="float">
            <text:p>3069.11999999999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3070.55999999999" calcext:value-type="float">
            <text:p>3070.55999999999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3071.99999999999" calcext:value-type="float">
            <text:p>3071.99999999999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3073.43999999999" calcext:value-type="float">
            <text:p>3073.43999999999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3074.87999999999" calcext:value-type="float">
            <text:p>3074.87999999999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3076.31999999999" calcext:value-type="float">
            <text:p>3076.31999999999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3077.75999999999" calcext:value-type="float">
            <text:p>3077.75999999999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3079.19999999999" calcext:value-type="float">
            <text:p>3079.19999999999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3080.63999999999" calcext:value-type="float">
            <text:p>3080.63999999999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3082.07999999999" calcext:value-type="float">
            <text:p>3082.07999999999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3083.51999999999" calcext:value-type="float">
            <text:p>3083.51999999999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3084.95999999999" calcext:value-type="float">
            <text:p>3084.95999999999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3108.23999999999" calcext:value-type="float">
            <text:p>3108.23999999999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131.51999999999" calcext:value-type="float">
            <text:p>3131.51999999999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3132.95999999999" calcext:value-type="float">
            <text:p>3132.95999999999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3134.39999999999" calcext:value-type="float">
            <text:p>3134.39999999999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3135.83999999999" calcext:value-type="float">
            <text:p>3135.83999999999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3137.27999999999" calcext:value-type="float">
            <text:p>3137.27999999999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3138.71999999999" calcext:value-type="float">
            <text:p>3138.71999999999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3140.15999999999" calcext:value-type="float">
            <text:p>3140.15999999999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3141.59999999999" calcext:value-type="float">
            <text:p>3141.59999999999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3143.03999999999" calcext:value-type="float">
            <text:p>3143.03999999999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3144.47999999999" calcext:value-type="float">
            <text:p>3144.47999999999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3145.91999999998" calcext:value-type="float">
            <text:p>3145.91999999998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3147.35999999998" calcext:value-type="float">
            <text:p>3147.35999999998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3148.79999999998" calcext:value-type="float">
            <text:p>3148.79999999998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3150.23999999998" calcext:value-type="float">
            <text:p>3150.23999999998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3151.67999999998" calcext:value-type="float">
            <text:p>3151.67999999998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3153.11999999998" calcext:value-type="float">
            <text:p>3153.11999999998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3154.55999999998" calcext:value-type="float">
            <text:p>3154.55999999998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3155.99999999998" calcext:value-type="float">
            <text:p>3155.99999999998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3157.43999999998" calcext:value-type="float">
            <text:p>3157.43999999998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3158.87999999998" calcext:value-type="float">
            <text:p>3158.87999999998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3160.31999999998" calcext:value-type="float">
            <text:p>3160.31999999998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3161.75999999998" calcext:value-type="float">
            <text:p>3161.75999999998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3163.19999999998" calcext:value-type="float">
            <text:p>3163.19999999998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3164.63999999998" calcext:value-type="float">
            <text:p>3164.63999999998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165.35999999998" calcext:value-type="float">
            <text:p>3165.35999999998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166.07999999998" calcext:value-type="float">
            <text:p>3166.07999999998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166.79999999998" calcext:value-type="float">
            <text:p>3166.79999999998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3168.23999999998" calcext:value-type="float">
            <text:p>3168.23999999998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3169.67999999998" calcext:value-type="float">
            <text:p>3169.67999999998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171.11999999998" calcext:value-type="float">
            <text:p>3171.11999999998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172.55999999998" calcext:value-type="float">
            <text:p>3172.55999999998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173.99999999998" calcext:value-type="float">
            <text:p>3173.99999999998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175.43999999998" calcext:value-type="float">
            <text:p>3175.43999999998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176.87999999998" calcext:value-type="float">
            <text:p>3176.87999999998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178.31999999998" calcext:value-type="float">
            <text:p>3178.31999999998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179.75999999998" calcext:value-type="float">
            <text:p>3179.75999999998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181.19999999998" calcext:value-type="float">
            <text:p>3181.19999999998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182.63999999997" calcext:value-type="float">
            <text:p>3182.63999999997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3184.07999999997" calcext:value-type="float">
            <text:p>3184.07999999997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3185.51999999997" calcext:value-type="float">
            <text:p>3185.51999999997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3186.95999999997" calcext:value-type="float">
            <text:p>3186.95999999997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3188.39999999997" calcext:value-type="float">
            <text:p>3188.39999999997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3189.83999999997" calcext:value-type="float">
            <text:p>3189.83999999997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3213.11999999997" calcext:value-type="float">
            <text:p>3213.11999999997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3236.39999999997" calcext:value-type="float">
            <text:p>3236.39999999997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3259.67999999997" calcext:value-type="float">
            <text:p>3259.67999999997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3282.95999999997" calcext:value-type="float">
            <text:p>3282.95999999997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3306.23999999997" calcext:value-type="float">
            <text:p>3306.23999999997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3329.51999999997" calcext:value-type="float">
            <text:p>3329.51999999997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3352.79999999997" calcext:value-type="float">
            <text:p>3352.79999999997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3376.07999999997" calcext:value-type="float">
            <text:p>3376.07999999997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3399.35999999997" calcext:value-type="float">
            <text:p>3399.35999999997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3400.79999999997" calcext:value-type="float">
            <text:p>3400.79999999997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3402.23999999997" calcext:value-type="float">
            <text:p>3402.23999999997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3403.67999999997" calcext:value-type="float">
            <text:p>3403.67999999997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3405.11999999997" calcext:value-type="float">
            <text:p>3405.11999999997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3406.55999999997" calcext:value-type="float">
            <text:p>3406.55999999997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3407.99999999997" calcext:value-type="float">
            <text:p>3407.99999999997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3409.43999999997" calcext:value-type="float">
            <text:p>3409.43999999997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3410.87999999997" calcext:value-type="float">
            <text:p>3410.87999999997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3412.31999999997" calcext:value-type="float">
            <text:p>3412.31999999997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3413.75999999997" calcext:value-type="float">
            <text:p>3413.75999999997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3415.19999999997" calcext:value-type="float">
            <text:p>3415.19999999997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3416.63999999997" calcext:value-type="float">
            <text:p>3416.63999999997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418.07999999997" calcext:value-type="float">
            <text:p>3418.07999999997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419.51999999996" calcext:value-type="float">
            <text:p>3419.51999999996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420.95999999996" calcext:value-type="float">
            <text:p>3420.95999999996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422.39999999996" calcext:value-type="float">
            <text:p>3422.39999999996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423.83999999996" calcext:value-type="float">
            <text:p>3423.83999999996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425.27999999996" calcext:value-type="float">
            <text:p>3425.27999999996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427.43999999996" calcext:value-type="float">
            <text:p>3427.43999999996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429.59999999996" calcext:value-type="float">
            <text:p>3429.59999999996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431.75999999996" calcext:value-type="float">
            <text:p>3431.75999999996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433.91999999996" calcext:value-type="float">
            <text:p>3433.91999999996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436.07999999996" calcext:value-type="float">
            <text:p>3436.07999999996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438.23999999996" calcext:value-type="float">
            <text:p>3438.23999999996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440.39999999996" calcext:value-type="float">
            <text:p>3440.39999999996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442.55999999996" calcext:value-type="float">
            <text:p>3442.55999999996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444.71999999996" calcext:value-type="float">
            <text:p>3444.71999999996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446.87999999996" calcext:value-type="float">
            <text:p>3446.87999999996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449.03999999996" calcext:value-type="float">
            <text:p>3449.03999999996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451.19999999996" calcext:value-type="float">
            <text:p>3451.19999999996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453.35999999996" calcext:value-type="float">
            <text:p>3453.35999999996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455.51999999995" calcext:value-type="float">
            <text:p>3455.51999999995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457.67999999995" calcext:value-type="float">
            <text:p>3457.67999999995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459.83999999995" calcext:value-type="float">
            <text:p>3459.83999999995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461.99999999995" calcext:value-type="float">
            <text:p>3461.99999999995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464.15999999995" calcext:value-type="float">
            <text:p>3464.15999999995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466.31999999995" calcext:value-type="float">
            <text:p>3466.31999999995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468.47999999995" calcext:value-type="float">
            <text:p>3468.47999999995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470.63999999995" calcext:value-type="float">
            <text:p>3470.63999999995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472.79999999995" calcext:value-type="float">
            <text:p>3472.79999999995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474.95999999995" calcext:value-type="float">
            <text:p>3474.95999999995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477.11999999995" calcext:value-type="float">
            <text:p>3477.11999999995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479.27999999995" calcext:value-type="float">
            <text:p>3479.27999999995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481.43999999995" calcext:value-type="float">
            <text:p>3481.43999999995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483.59999999995" calcext:value-type="float">
            <text:p>3483.59999999995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485.75999999995" calcext:value-type="float">
            <text:p>3485.75999999995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487.91999999995" calcext:value-type="float">
            <text:p>3487.91999999995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490.07999999995" calcext:value-type="float">
            <text:p>3490.07999999995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492.23999999994" calcext:value-type="float">
            <text:p>3492.23999999994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494.39999999994" calcext:value-type="float">
            <text:p>3494.39999999994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496.55999999994" calcext:value-type="float">
            <text:p>3496.55999999994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498.71999999994" calcext:value-type="float">
            <text:p>3498.71999999994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500.87999999994" calcext:value-type="float">
            <text:p>3500.87999999994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503.03999999994" calcext:value-type="float">
            <text:p>3503.03999999994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505.19999999994" calcext:value-type="float">
            <text:p>3505.19999999994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507.35999999994" calcext:value-type="float">
            <text:p>3507.35999999994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509.51999999994" calcext:value-type="float">
            <text:p>3509.51999999994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511.67999999994" calcext:value-type="float">
            <text:p>3511.67999999994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513.83999999994" calcext:value-type="float">
            <text:p>3513.83999999994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515.99999999994" calcext:value-type="float">
            <text:p>3515.99999999994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518.87999999994" calcext:value-type="float">
            <text:p>3518.87999999994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521.75999999994" calcext:value-type="float">
            <text:p>3521.75999999994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524.63999999994" calcext:value-type="float">
            <text:p>3524.63999999994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527.51999999993" calcext:value-type="float">
            <text:p>3527.51999999993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530.39999999993" calcext:value-type="float">
            <text:p>3530.39999999993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533.27999999993" calcext:value-type="float">
            <text:p>3533.27999999993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536.15999999993" calcext:value-type="float">
            <text:p>3536.15999999993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539.03999999993" calcext:value-type="float">
            <text:p>3539.03999999993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541.91999999993" calcext:value-type="float">
            <text:p>3541.91999999993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544.79999999993" calcext:value-type="float">
            <text:p>3544.79999999993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547.67999999993" calcext:value-type="float">
            <text:p>3547.67999999993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550.55999999993" calcext:value-type="float">
            <text:p>3550.55999999993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553.43999999993" calcext:value-type="float">
            <text:p>3553.43999999993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3556.31999999993" calcext:value-type="float">
            <text:p>3556.31999999993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3559.19999999993" calcext:value-type="float">
            <text:p>3559.19999999993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3562.07999999993" calcext:value-type="float">
            <text:p>3562.07999999993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3564.95999999992" calcext:value-type="float">
            <text:p>3564.95999999992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3567.83999999992" calcext:value-type="float">
            <text:p>3567.83999999992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3570.71999999992" calcext:value-type="float">
            <text:p>3570.71999999992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3573.59999999992" calcext:value-type="float">
            <text:p>3573.59999999992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3576.47999999992" calcext:value-type="float">
            <text:p>3576.47999999992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3579.35999999992" calcext:value-type="float">
            <text:p>3579.35999999992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3582.23999999992" calcext:value-type="float">
            <text:p>3582.23999999992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3585.11999999992" calcext:value-type="float">
            <text:p>3585.11999999992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3587.99999999992" calcext:value-type="float">
            <text:p>3587.99999999992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3590.87999999992" calcext:value-type="float">
            <text:p>3590.87999999992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593.75999999992" calcext:value-type="float">
            <text:p>3593.75999999992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596.63999999992" calcext:value-type="float">
            <text:p>3596.63999999992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599.51999999991" calcext:value-type="float">
            <text:p>3599.51999999991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602.39999999991" calcext:value-type="float">
            <text:p>3602.39999999991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605.27999999991" calcext:value-type="float">
            <text:p>3605.27999999991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3608.15999999991" calcext:value-type="float">
            <text:p>3608.15999999991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3611.03999999991" calcext:value-type="float">
            <text:p>3611.03999999991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3613.91999999991" calcext:value-type="float">
            <text:p>3613.91999999991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616.79999999991" calcext:value-type="float">
            <text:p>3616.79999999991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619.67999999991" calcext:value-type="float">
            <text:p>3619.67999999991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622.55999999991" calcext:value-type="float">
            <text:p>3622.55999999991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625.43999999991" calcext:value-type="float">
            <text:p>3625.43999999991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628.31999999991" calcext:value-type="float">
            <text:p>3628.31999999991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631.19999999991" calcext:value-type="float">
            <text:p>3631.19999999991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634.07999999991" calcext:value-type="float">
            <text:p>3634.07999999991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636.9599999999" calcext:value-type="float">
            <text:p>3636.9599999999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639.8399999999" calcext:value-type="float">
            <text:p>3639.8399999999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642.7199999999" calcext:value-type="float">
            <text:p>3642.7199999999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644.8799999999" calcext:value-type="float">
            <text:p>3644.8799999999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647.0399999999" calcext:value-type="float">
            <text:p>3647.0399999999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649.1999999999" calcext:value-type="float">
            <text:p>3649.1999999999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651.3599999999" calcext:value-type="float">
            <text:p>3651.3599999999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3654.2399999999" calcext:value-type="float">
            <text:p>3654.2399999999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3657.1199999999" calcext:value-type="float">
            <text:p>3657.1199999999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3659.9999999999" calcext:value-type="float">
            <text:p>3659.9999999999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3662.8799999999" calcext:value-type="float">
            <text:p>3662.8799999999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3665.7599999999" calcext:value-type="float">
            <text:p>3665.7599999999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3668.6399999999" calcext:value-type="float">
            <text:p>3668.6399999999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3671.51999999989" calcext:value-type="float">
            <text:p>3671.51999999989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3674.39999999989" calcext:value-type="float">
            <text:p>3674.39999999989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3677.27999999989" calcext:value-type="float">
            <text:p>3677.27999999989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3680.15999999989" calcext:value-type="float">
            <text:p>3680.15999999989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3683.03999999989" calcext:value-type="float">
            <text:p>3683.03999999989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3685.91999999989" calcext:value-type="float">
            <text:p>3685.91999999989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3688.79999999989" calcext:value-type="float">
            <text:p>3688.79999999989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3691.67999999989" calcext:value-type="float">
            <text:p>3691.67999999989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3694.55999999989" calcext:value-type="float">
            <text:p>3694.55999999989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3697.43999999989" calcext:value-type="float">
            <text:p>3697.43999999989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3700.31999999989" calcext:value-type="float">
            <text:p>3700.31999999989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3703.19999999989" calcext:value-type="float">
            <text:p>3703.19999999989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3706.07999999989" calcext:value-type="float">
            <text:p>3706.07999999989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3708.95999999988" calcext:value-type="float">
            <text:p>3708.95999999988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3711.83999999988" calcext:value-type="float">
            <text:p>3711.83999999988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3714.71999999988" calcext:value-type="float">
            <text:p>3714.71999999988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3717.59999999988" calcext:value-type="float">
            <text:p>3717.59999999988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3720.47999999988" calcext:value-type="float">
            <text:p>3720.47999999988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3723.35999999988" calcext:value-type="float">
            <text:p>3723.35999999988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3726.23999999988" calcext:value-type="float">
            <text:p>3726.23999999988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729.11999999988" calcext:value-type="float">
            <text:p>3729.11999999988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731.99999999988" calcext:value-type="float">
            <text:p>3731.99999999988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734.87999999988" calcext:value-type="float">
            <text:p>3734.87999999988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737.75999999988" calcext:value-type="float">
            <text:p>3737.75999999988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740.63999999988" calcext:value-type="float">
            <text:p>3740.63999999988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743.51999999987" calcext:value-type="float">
            <text:p>3743.51999999987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746.39999999987" calcext:value-type="float">
            <text:p>3746.39999999987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749.27999999987" calcext:value-type="float">
            <text:p>3749.27999999987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752.15999999987" calcext:value-type="float">
            <text:p>3752.15999999987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755.03999999987" calcext:value-type="float">
            <text:p>3755.03999999987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757.91999999987" calcext:value-type="float">
            <text:p>3757.91999999987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760.07999999987" calcext:value-type="float">
            <text:p>3760.07999999987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762.23999999987" calcext:value-type="float">
            <text:p>3762.23999999987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764.39999999987" calcext:value-type="float">
            <text:p>3764.39999999987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766.55999999987" calcext:value-type="float">
            <text:p>3766.55999999987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768.71999999987" calcext:value-type="float">
            <text:p>3768.71999999987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770.87999999987" calcext:value-type="float">
            <text:p>3770.87999999987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773.03999999987" calcext:value-type="float">
            <text:p>3773.03999999987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775.19999999987" calcext:value-type="float">
            <text:p>3775.19999999987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777.35999999987" calcext:value-type="float">
            <text:p>3777.35999999987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779.51999999986" calcext:value-type="float">
            <text:p>3779.51999999986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781.67999999986" calcext:value-type="float">
            <text:p>3781.67999999986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783.83999999986" calcext:value-type="float">
            <text:p>3783.83999999986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785.99999999986" calcext:value-type="float">
            <text:p>3785.99999999986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788.15999999986" calcext:value-type="float">
            <text:p>3788.15999999986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790.31999999986" calcext:value-type="float">
            <text:p>3790.31999999986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3793.19999999986" calcext:value-type="float">
            <text:p>3793.19999999986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3796.07999999986" calcext:value-type="float">
            <text:p>3796.07999999986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3798.95999999986" calcext:value-type="float">
            <text:p>3798.95999999986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801.83999999986" calcext:value-type="float">
            <text:p>3801.83999999986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804.71999999986" calcext:value-type="float">
            <text:p>3804.71999999986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807.59999999986" calcext:value-type="float">
            <text:p>3807.59999999986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809.75999999986" calcext:value-type="float">
            <text:p>3809.75999999986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812.63999999986" calcext:value-type="float">
            <text:p>3812.63999999986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815.51999999985" calcext:value-type="float">
            <text:p>3815.51999999985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818.39999999985" calcext:value-type="float">
            <text:p>3818.39999999985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821.27999999985" calcext:value-type="float">
            <text:p>3821.27999999985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824.15999999985" calcext:value-type="float">
            <text:p>3824.15999999985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827.03999999985" calcext:value-type="float">
            <text:p>3827.03999999985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829.91999999985" calcext:value-type="float">
            <text:p>3829.91999999985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3832.79999999985" calcext:value-type="float">
            <text:p>3832.79999999985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3835.67999999985" calcext:value-type="float">
            <text:p>3835.67999999985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3838.55999999985" calcext:value-type="float">
            <text:p>3838.55999999985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3841.43999999985" calcext:value-type="float">
            <text:p>3841.43999999985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3844.31999999985" calcext:value-type="float">
            <text:p>3844.31999999985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3847.19999999985" calcext:value-type="float">
            <text:p>3847.19999999985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3850.07999999985" calcext:value-type="float">
            <text:p>3850.07999999985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3852.95999999984" calcext:value-type="float">
            <text:p>3852.95999999984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3855.83999999984" calcext:value-type="float">
            <text:p>3855.83999999984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3858.71999999984" calcext:value-type="float">
            <text:p>3858.71999999984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3861.59999999984" calcext:value-type="float">
            <text:p>3861.59999999984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3864.47999999984" calcext:value-type="float">
            <text:p>3864.47999999984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3867.35999999984" calcext:value-type="float">
            <text:p>3867.35999999984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3870.23999999984" calcext:value-type="float">
            <text:p>3870.23999999984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3873.11999999984" calcext:value-type="float">
            <text:p>3873.11999999984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3875.99999999984" calcext:value-type="float">
            <text:p>3875.99999999984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3878.87999999984" calcext:value-type="float">
            <text:p>3878.87999999984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3881.75999999984" calcext:value-type="float">
            <text:p>3881.75999999984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3884.63999999984" calcext:value-type="float">
            <text:p>3884.63999999984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3887.51999999983" calcext:value-type="float">
            <text:p>3887.51999999983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3890.39999999983" calcext:value-type="float">
            <text:p>3890.39999999983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3893.27999999983" calcext:value-type="float">
            <text:p>3893.27999999983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3896.15999999983" calcext:value-type="float">
            <text:p>3896.15999999983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899.03999999983" calcext:value-type="float">
            <text:p>3899.03999999983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3901.91999999983" calcext:value-type="float">
            <text:p>3901.91999999983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3904.79999999983" calcext:value-type="float">
            <text:p>3904.79999999983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3907.67999999983" calcext:value-type="float">
            <text:p>3907.67999999983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3910.55999999983" calcext:value-type="float">
            <text:p>3910.55999999983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3913.43999999983" calcext:value-type="float">
            <text:p>3913.43999999983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3916.31999999983" calcext:value-type="float">
            <text:p>3916.31999999983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3919.19999999983" calcext:value-type="float">
            <text:p>3919.19999999983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3922.07999999983" calcext:value-type="float">
            <text:p>3922.07999999983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3924.95999999982" calcext:value-type="float">
            <text:p>3924.95999999982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3927.83999999982" calcext:value-type="float">
            <text:p>3927.83999999982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3930.71999999982" calcext:value-type="float">
            <text:p>3930.71999999982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3933.59999999982" calcext:value-type="float">
            <text:p>3933.59999999982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3936.47999999982" calcext:value-type="float">
            <text:p>3936.47999999982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3939.35999999982" calcext:value-type="float">
            <text:p>3939.35999999982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3942.23999999982" calcext:value-type="float">
            <text:p>3942.23999999982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3945.11999999982" calcext:value-type="float">
            <text:p>3945.11999999982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3947.99999999982" calcext:value-type="float">
            <text:p>3947.99999999982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3950.87999999982" calcext:value-type="float">
            <text:p>3950.87999999982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953.75999999982" calcext:value-type="float">
            <text:p>3953.75999999982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955.19999999982" calcext:value-type="float">
            <text:p>3955.19999999982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956.63999999982" calcext:value-type="float">
            <text:p>3956.63999999982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958.07999999982" calcext:value-type="float">
            <text:p>3958.07999999982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959.51999999981" calcext:value-type="float">
            <text:p>3959.51999999981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960.95999999981" calcext:value-type="float">
            <text:p>3960.95999999981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962.39999999981" calcext:value-type="float">
            <text:p>3962.39999999981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964.55999999981" calcext:value-type="float">
            <text:p>3964.55999999981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966.71999999981" calcext:value-type="float">
            <text:p>3966.71999999981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968.87999999981" calcext:value-type="float">
            <text:p>3968.87999999981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971.03999999981" calcext:value-type="float">
            <text:p>3971.03999999981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973.19999999981" calcext:value-type="float">
            <text:p>3973.19999999981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975.35999999981" calcext:value-type="float">
            <text:p>3975.35999999981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977.51999999981" calcext:value-type="float">
            <text:p>3977.51999999981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979.67999999981" calcext:value-type="float">
            <text:p>3979.67999999981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981.83999999981" calcext:value-type="float">
            <text:p>3981.83999999981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3984.71999999981" calcext:value-type="float">
            <text:p>3984.71999999981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987.59999999981" calcext:value-type="float">
            <text:p>3987.59999999981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990.47999999981" calcext:value-type="float">
            <text:p>3990.47999999981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993.35999999981" calcext:value-type="float">
            <text:p>3993.35999999981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996.2399999998" calcext:value-type="float">
            <text:p>3996.2399999998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999.1199999998" calcext:value-type="float">
            <text:p>3999.1199999998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4001.9999999998" calcext:value-type="float">
            <text:p>4001.9999999998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4004.8799999998" calcext:value-type="float">
            <text:p>4004.8799999998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4007.7599999998" calcext:value-type="float">
            <text:p>4007.7599999998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4010.6399999998" calcext:value-type="float">
            <text:p>4010.6399999998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4013.5199999998" calcext:value-type="float">
            <text:p>4013.5199999998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4015.6799999998" calcext:value-type="float">
            <text:p>4015.6799999998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4017.8399999998" calcext:value-type="float">
            <text:p>4017.8399999998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4019.9999999998" calcext:value-type="float">
            <text:p>4019.9999999998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4022.1599999998" calcext:value-type="float">
            <text:p>4022.1599999998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4024.3199999998" calcext:value-type="float">
            <text:p>4024.3199999998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4026.4799999998" calcext:value-type="float">
            <text:p>4026.4799999998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4028.6399999998" calcext:value-type="float">
            <text:p>4028.6399999998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4030.79999999979" calcext:value-type="float">
            <text:p>4030.79999999979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4032.95999999979" calcext:value-type="float">
            <text:p>4032.95999999979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4035.11999999979" calcext:value-type="float">
            <text:p>4035.11999999979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4037.27999999979" calcext:value-type="float">
            <text:p>4037.27999999979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4039.43999999979" calcext:value-type="float">
            <text:p>4039.43999999979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4041.59999999979" calcext:value-type="float">
            <text:p>4041.59999999979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4043.75999999979" calcext:value-type="float">
            <text:p>4043.75999999979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4045.91999999979" calcext:value-type="float">
            <text:p>4045.91999999979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4048.07999999979" calcext:value-type="float">
            <text:p>4048.07999999979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4050.23999999979" calcext:value-type="float">
            <text:p>4050.23999999979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4052.39999999979" calcext:value-type="float">
            <text:p>4052.39999999979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4054.55999999979" calcext:value-type="float">
            <text:p>4054.55999999979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4056.71999999979" calcext:value-type="float">
            <text:p>4056.71999999979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4058.87999999979" calcext:value-type="float">
            <text:p>4058.87999999979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4061.03999999979" calcext:value-type="float">
            <text:p>4061.03999999979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4063.19999999979" calcext:value-type="float">
            <text:p>4063.19999999979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4065.35999999979" calcext:value-type="float">
            <text:p>4065.35999999979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4067.51999999978" calcext:value-type="float">
            <text:p>4067.51999999978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4069.67999999978" calcext:value-type="float">
            <text:p>4069.67999999978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4071.83999999978" calcext:value-type="float">
            <text:p>4071.83999999978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4073.99999999978" calcext:value-type="float">
            <text:p>4073.99999999978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4076.15999999978" calcext:value-type="float">
            <text:p>4076.15999999978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4078.31999999978" calcext:value-type="float">
            <text:p>4078.31999999978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4080.47999999978" calcext:value-type="float">
            <text:p>4080.47999999978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4082.63999999978" calcext:value-type="float">
            <text:p>4082.63999999978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4084.79999999978" calcext:value-type="float">
            <text:p>4084.79999999978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4086.95999999978" calcext:value-type="float">
            <text:p>4086.95999999978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4089.11999999978" calcext:value-type="float">
            <text:p>4089.11999999978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4091.27999999978" calcext:value-type="float">
            <text:p>4091.27999999978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4093.43999999978" calcext:value-type="float">
            <text:p>4093.43999999978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4095.59999999978" calcext:value-type="float">
            <text:p>4095.59999999978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4097.75999999978" calcext:value-type="float">
            <text:p>4097.75999999978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4099.91999999978" calcext:value-type="float">
            <text:p>4099.91999999978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4102.07999999978" calcext:value-type="float">
            <text:p>4102.07999999978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4104.23999999978" calcext:value-type="float">
            <text:p>4104.23999999978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4106.39999999978" calcext:value-type="float">
            <text:p>4106.39999999978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4108.55999999978" calcext:value-type="float">
            <text:p>4108.55999999978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4110.71999999978" calcext:value-type="float">
            <text:p>4110.71999999978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4112.87999999978" calcext:value-type="float">
            <text:p>4112.87999999978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4115.03999999978" calcext:value-type="float">
            <text:p>4115.03999999978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4117.19999999978" calcext:value-type="float">
            <text:p>4117.19999999978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4119.35999999979" calcext:value-type="float">
            <text:p>4119.35999999979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4121.51999999979" calcext:value-type="float">
            <text:p>4121.51999999979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4123.67999999979" calcext:value-type="float">
            <text:p>4123.67999999979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4125.83999999979" calcext:value-type="float">
            <text:p>4125.83999999979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4127.99999999979" calcext:value-type="float">
            <text:p>4127.99999999979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4130.15999999979" calcext:value-type="float">
            <text:p>4130.15999999979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4132.31999999979" calcext:value-type="float">
            <text:p>4132.31999999979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4134.47999999979" calcext:value-type="float">
            <text:p>4134.47999999979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4136.63999999979" calcext:value-type="float">
            <text:p>4136.63999999979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4138.07999999979" calcext:value-type="float">
            <text:p>4138.07999999979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4140.23999999979" calcext:value-type="float">
            <text:p>4140.23999999979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4141.67999999979" calcext:value-type="float">
            <text:p>4141.67999999979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4143.11999999979" calcext:value-type="float">
            <text:p>4143.11999999979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4144.55999999979" calcext:value-type="float">
            <text:p>4144.55999999979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4145.99999999979" calcext:value-type="float">
            <text:p>4145.99999999979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4148.1599999998" calcext:value-type="float">
            <text:p>4148.1599999998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4150.3199999998" calcext:value-type="float">
            <text:p>4150.3199999998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4152.4799999998" calcext:value-type="float">
            <text:p>4152.4799999998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4154.6399999998" calcext:value-type="float">
            <text:p>4154.6399999998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4156.7999999998" calcext:value-type="float">
            <text:p>4156.7999999998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4158.9599999998" calcext:value-type="float">
            <text:p>4158.9599999998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4161.1199999998" calcext:value-type="float">
            <text:p>4161.1199999998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4163.2799999998" calcext:value-type="float">
            <text:p>4163.2799999998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4164.7199999998" calcext:value-type="float">
            <text:p>4164.7199999998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4166.1599999998" calcext:value-type="float">
            <text:p>4166.1599999998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4168.3199999998" calcext:value-type="float">
            <text:p>4168.3199999998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4170.4799999998" calcext:value-type="float">
            <text:p>4170.4799999998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4171.9199999998" calcext:value-type="float">
            <text:p>4171.9199999998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4173.3599999998" calcext:value-type="float">
            <text:p>4173.3599999998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4174.79999999981" calcext:value-type="float">
            <text:p>4174.79999999981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4176.23999999981" calcext:value-type="float">
            <text:p>4176.23999999981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4177.67999999981" calcext:value-type="float">
            <text:p>4177.67999999981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4179.11999999981" calcext:value-type="float">
            <text:p>4179.11999999981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4180.55999999981" calcext:value-type="float">
            <text:p>4180.55999999981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4181.99999999981" calcext:value-type="float">
            <text:p>4181.99999999981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4183.43999999981" calcext:value-type="float">
            <text:p>4183.43999999981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4184.87999999981" calcext:value-type="float">
            <text:p>4184.87999999981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4185.59999999981" calcext:value-type="float">
            <text:p>4185.59999999981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4186.31999999981" calcext:value-type="float">
            <text:p>4186.31999999981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4187.03999999981" calcext:value-type="float">
            <text:p>4187.03999999981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4187.75999999981" calcext:value-type="float">
            <text:p>4187.75999999981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4188.47999999981" calcext:value-type="float">
            <text:p>4188.47999999981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4189.19999999981" calcext:value-type="float">
            <text:p>4189.19999999981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4189.91999999981" calcext:value-type="float">
            <text:p>4189.91999999981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4190.63999999981" calcext:value-type="float">
            <text:p>4190.63999999981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4191.35999999981" calcext:value-type="float">
            <text:p>4191.35999999981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4192.07999999981" calcext:value-type="float">
            <text:p>4192.07999999981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4192.79999999981" calcext:value-type="float">
            <text:p>4192.79999999981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4193.51999999981" calcext:value-type="float">
            <text:p>4193.51999999981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4194.23999999981" calcext:value-type="float">
            <text:p>4194.23999999981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4194.95999999981" calcext:value-type="float">
            <text:p>4194.95999999981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4195.67999999981" calcext:value-type="float">
            <text:p>4195.67999999981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4196.39999999981" calcext:value-type="float">
            <text:p>4196.39999999981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4197.11999999981" calcext:value-type="float">
            <text:p>4197.11999999981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4197.83999999981" calcext:value-type="float">
            <text:p>4197.83999999981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4198.55999999981" calcext:value-type="float">
            <text:p>4198.55999999981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4199.27999999981" calcext:value-type="float">
            <text:p>4199.27999999981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4199.99999999981" calcext:value-type="float">
            <text:p>4199.99999999981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4200.71999999981" calcext:value-type="float">
            <text:p>4200.71999999981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4202.15999999981" calcext:value-type="float">
            <text:p>4202.15999999981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4203.59999999982" calcext:value-type="float">
            <text:p>4203.59999999982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4205.03999999982" calcext:value-type="float">
            <text:p>4205.03999999982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4206.47999999982" calcext:value-type="float">
            <text:p>4206.47999999982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4207.91999999982" calcext:value-type="float">
            <text:p>4207.91999999982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4209.35999999982" calcext:value-type="float">
            <text:p>4209.35999999982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4210.79999999982" calcext:value-type="float">
            <text:p>4210.79999999982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4212.23999999982" calcext:value-type="float">
            <text:p>4212.23999999982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4212.95999999982" calcext:value-type="float">
            <text:p>4212.95999999982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4213.67999999982" calcext:value-type="float">
            <text:p>4213.67999999982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4214.39999999982" calcext:value-type="float">
            <text:p>4214.39999999982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4215.11999999982" calcext:value-type="float">
            <text:p>4215.11999999982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4215.83999999982" calcext:value-type="float">
            <text:p>4215.83999999982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4216.55999999982" calcext:value-type="float">
            <text:p>4216.55999999982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4217.27999999982" calcext:value-type="float">
            <text:p>4217.27999999982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4217.99999999982" calcext:value-type="float">
            <text:p>4217.99999999982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4218.71999999982" calcext:value-type="float">
            <text:p>4218.71999999982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4219.43999999982" calcext:value-type="float">
            <text:p>4219.43999999982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4220.15999999982" calcext:value-type="float">
            <text:p>4220.15999999982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4220.87999999982" calcext:value-type="float">
            <text:p>4220.87999999982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4221.59999999982" calcext:value-type="float">
            <text:p>4221.59999999982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4222.31999999982" calcext:value-type="float">
            <text:p>4222.31999999982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4223.03999999982" calcext:value-type="float">
            <text:p>4223.03999999982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4223.75999999982" calcext:value-type="float">
            <text:p>4223.75999999982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4224.47999999982" calcext:value-type="float">
            <text:p>4224.47999999982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4225.19999999982" calcext:value-type="float">
            <text:p>4225.19999999982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4225.91999999982" calcext:value-type="float">
            <text:p>4225.91999999982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4226.63999999982" calcext:value-type="float">
            <text:p>4226.63999999982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4227.35999999982" calcext:value-type="float">
            <text:p>4227.35999999982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4228.07999999982" calcext:value-type="float">
            <text:p>4228.07999999982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4228.79999999982" calcext:value-type="float">
            <text:p>4228.79999999982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4229.51999999982" calcext:value-type="float">
            <text:p>4229.51999999982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4230.95999999982" calcext:value-type="float">
            <text:p>4230.95999999982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4231.67999999983" calcext:value-type="float">
            <text:p>4231.67999999983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4232.39999999983" calcext:value-type="float">
            <text:p>4232.39999999983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4233.11999999983" calcext:value-type="float">
            <text:p>4233.11999999983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4233.83999999983" calcext:value-type="float">
            <text:p>4233.83999999983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4234.55999999983" calcext:value-type="float">
            <text:p>4234.55999999983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4235.27999999983" calcext:value-type="float">
            <text:p>4235.27999999983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4235.99999999983" calcext:value-type="float">
            <text:p>4235.99999999983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4236.71999999983" calcext:value-type="float">
            <text:p>4236.71999999983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4237.43999999983" calcext:value-type="float">
            <text:p>4237.43999999983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4238.15999999983" calcext:value-type="float">
            <text:p>4238.15999999983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4238.87999999983" calcext:value-type="float">
            <text:p>4238.87999999983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4239.59999999983" calcext:value-type="float">
            <text:p>4239.59999999983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4240.31999999983" calcext:value-type="float">
            <text:p>4240.31999999983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4241.03999999983" calcext:value-type="float">
            <text:p>4241.03999999983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4241.75999999983" calcext:value-type="float">
            <text:p>4241.75999999983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4242.47999999983" calcext:value-type="float">
            <text:p>4242.47999999983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4243.19999999983" calcext:value-type="float">
            <text:p>4243.19999999983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4243.91999999983" calcext:value-type="float">
            <text:p>4243.91999999983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4244.63999999983" calcext:value-type="float">
            <text:p>4244.63999999983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4245.35999999983" calcext:value-type="float">
            <text:p>4245.35999999983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4246.07999999983" calcext:value-type="float">
            <text:p>4246.07999999983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4246.79999999983" calcext:value-type="float">
            <text:p>4246.79999999983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4247.51999999983" calcext:value-type="float">
            <text:p>4247.51999999983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4248.23999999983" calcext:value-type="float">
            <text:p>4248.23999999983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4248.95999999983" calcext:value-type="float">
            <text:p>4248.95999999983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4249.67999999983" calcext:value-type="float">
            <text:p>4249.67999999983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4250.39999999983" calcext:value-type="float">
            <text:p>4250.39999999983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4251.11999999983" calcext:value-type="float">
            <text:p>4251.11999999983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4251.83999999983" calcext:value-type="float">
            <text:p>4251.83999999983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4252.55999999983" calcext:value-type="float">
            <text:p>4252.55999999983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4253.27999999983" calcext:value-type="float">
            <text:p>4253.27999999983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4253.99999999983" calcext:value-type="float">
            <text:p>4253.99999999983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4254.71999999983" calcext:value-type="float">
            <text:p>4254.71999999983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4255.43999999983" calcext:value-type="float">
            <text:p>4255.43999999983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4256.15999999983" calcext:value-type="float">
            <text:p>4256.15999999983</text:p>
          </table:table-cell>
        </table:table-row>
      </table:table>
      <table:table table:name="sa-nonlinear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25.4628" calcext:value-type="float">
            <text:p>25.4628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26.182798" calcext:value-type="float">
            <text:p>26.182798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6.902798" calcext:value-type="float">
            <text:p>26.902798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27.622797" calcext:value-type="float">
            <text:p>27.622797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28.342796" calcext:value-type="float">
            <text:p>28.342796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9.782795" calcext:value-type="float">
            <text:p>29.78279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9.782795" calcext:value-type="float">
            <text:p>29.782795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9.782795" calcext:value-type="float">
            <text:p>29.782795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31.222794" calcext:value-type="float">
            <text:p>31.222794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31.942793" calcext:value-type="float">
            <text:p>31.942793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32.662792" calcext:value-type="float">
            <text:p>32.66279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33.382793" calcext:value-type="float">
            <text:p>33.382793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34.102795" calcext:value-type="float">
            <text:p>34.102795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34.822796" calcext:value-type="float">
            <text:p>34.822796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35.542797" calcext:value-type="float">
            <text:p>35.542797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36.2628" calcext:value-type="float">
            <text:p>36.2628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7.7028" calcext:value-type="float">
            <text:p>37.7028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39.862804" calcext:value-type="float">
            <text:p>39.862804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41.302807" calcext:value-type="float">
            <text:p>41.302807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42.74281" calcext:value-type="float">
            <text:p>42.74281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44.18281" calcext:value-type="float">
            <text:p>44.182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.342815" calcext:value-type="float">
            <text:p>46.342815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48.50282" calcext:value-type="float">
            <text:p>48.50282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49.94282" calcext:value-type="float">
            <text:p>49.94282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51.382824" calcext:value-type="float">
            <text:p>51.382824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52.822826" calcext:value-type="float">
            <text:p>52.822826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54.26283" calcext:value-type="float">
            <text:p>54.26283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55.70283" calcext:value-type="float">
            <text:p>55.70283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57.142834" calcext:value-type="float">
            <text:p>57.142834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58.582836" calcext:value-type="float">
            <text:p>58.582836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60.02284" calcext:value-type="float">
            <text:p>60.02284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61.46284" calcext:value-type="float">
            <text:p>61.46284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62.902843" calcext:value-type="float">
            <text:p>62.902843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64.34284" calcext:value-type="float">
            <text:p>64.34284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65.782845" calcext:value-type="float">
            <text:p>65.782845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67.22285" calcext:value-type="float">
            <text:p>67.22285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9.38285" calcext:value-type="float">
            <text:p>69.38285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71.542854" calcext:value-type="float">
            <text:p>71.542854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73.70286" calcext:value-type="float">
            <text:p>73.70286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75.14286" calcext:value-type="float">
            <text:p>75.14286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76.58286" calcext:value-type="float">
            <text:p>76.58286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78.022865" calcext:value-type="float">
            <text:p>78.022865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79.46287" calcext:value-type="float">
            <text:p>79.46287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80.90287" calcext:value-type="float">
            <text:p>80.90287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82.34287" calcext:value-type="float">
            <text:p>82.34287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83.782875" calcext:value-type="float">
            <text:p>83.78287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5.22288" calcext:value-type="float">
            <text:p>85.22288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86.66288" calcext:value-type="float">
            <text:p>86.66288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88.10288" calcext:value-type="float">
            <text:p>88.10288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89.542885" calcext:value-type="float">
            <text:p>89.542885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90.98289" calcext:value-type="float">
            <text:p>90.98289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92.42289" calcext:value-type="float">
            <text:p>92.42289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93.86289" calcext:value-type="float">
            <text:p>93.86289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95.302895" calcext:value-type="float">
            <text:p>95.30289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96.7429" calcext:value-type="float">
            <text:p>96.7429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98.1829" calcext:value-type="float">
            <text:p>98.1829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99.6229" calcext:value-type="float">
            <text:p>99.6229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01.062904" calcext:value-type="float">
            <text:p>101.062904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02.50291" calcext:value-type="float">
            <text:p>102.50291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04.66291" calcext:value-type="float">
            <text:p>104.66291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06.822914" calcext:value-type="float">
            <text:p>106.822914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30.12572" calcext:value-type="float">
            <text:p>130.12572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53.42853" calcext:value-type="float">
            <text:p>153.42853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54.86853" calcext:value-type="float">
            <text:p>154.86853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56.30853" calcext:value-type="float">
            <text:p>156.30853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58.46854" calcext:value-type="float">
            <text:p>158.4685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60.62854" calcext:value-type="float">
            <text:p>160.62854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62.06854" calcext:value-type="float">
            <text:p>162.06854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64.22855" calcext:value-type="float">
            <text:p>164.2285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66.38855" calcext:value-type="float">
            <text:p>166.3885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67.82855" calcext:value-type="float">
            <text:p>167.82855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69.26855" calcext:value-type="float">
            <text:p>169.2685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70.70856" calcext:value-type="float">
            <text:p>170.70856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72.86856" calcext:value-type="float">
            <text:p>172.86856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75.02856" calcext:value-type="float">
            <text:p>175.02856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77.18857" calcext:value-type="float">
            <text:p>177.1885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79.34857" calcext:value-type="float">
            <text:p>179.34857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81.50858" calcext:value-type="float">
            <text:p>181.50858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83.66858" calcext:value-type="float">
            <text:p>183.66858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85.82858" calcext:value-type="float">
            <text:p>185.82858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87.98859" calcext:value-type="float">
            <text:p>187.98859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90.14859" calcext:value-type="float">
            <text:p>190.14859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92.3086" calcext:value-type="float">
            <text:p>192.3086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94.4686" calcext:value-type="float">
            <text:p>194.4686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96.6286" calcext:value-type="float">
            <text:p>196.6286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98.7886" calcext:value-type="float">
            <text:p>198.7886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00.94861" calcext:value-type="float">
            <text:p>200.9486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203.10861" calcext:value-type="float">
            <text:p>203.1086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205.26862" calcext:value-type="float">
            <text:p>205.26862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207.42862" calcext:value-type="float">
            <text:p>207.42862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209.58862" calcext:value-type="float">
            <text:p>209.58862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211.74863" calcext:value-type="float">
            <text:p>211.74863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213.90863" calcext:value-type="float">
            <text:p>213.90863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216.06863" calcext:value-type="float">
            <text:p>216.06863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218.22864" calcext:value-type="float">
            <text:p>218.22864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221.10864" calcext:value-type="float">
            <text:p>221.1086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24.70865" calcext:value-type="float">
            <text:p>224.70865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227.58865" calcext:value-type="float">
            <text:p>227.58865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229.74866" calcext:value-type="float">
            <text:p>229.7486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231.18866" calcext:value-type="float">
            <text:p>231.18866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233.34866" calcext:value-type="float">
            <text:p>233.34866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236.22867" calcext:value-type="float">
            <text:p>236.22867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239.10867" calcext:value-type="float">
            <text:p>239.10867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241.98868" calcext:value-type="float">
            <text:p>241.98868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244.86868" calcext:value-type="float">
            <text:p>244.86868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247.74869" calcext:value-type="float">
            <text:p>247.7486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50.6287" calcext:value-type="float">
            <text:p>250.6287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253.5087" calcext:value-type="float">
            <text:p>253.5087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256.3887" calcext:value-type="float">
            <text:p>256.3887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259.2687" calcext:value-type="float">
            <text:p>259.2687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262.1487" calcext:value-type="float">
            <text:p>262.148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265.02872" calcext:value-type="float">
            <text:p>265.02872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267.90872" calcext:value-type="float">
            <text:p>267.90872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270.78873" calcext:value-type="float">
            <text:p>270.78873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295.53152" calcext:value-type="float">
            <text:p>295.53152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320.27432" calcext:value-type="float">
            <text:p>320.27432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323.87433" calcext:value-type="float">
            <text:p>323.87433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326.75433" calcext:value-type="float">
            <text:p>326.75433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329.63434" calcext:value-type="float">
            <text:p>329.63434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332.51434" calcext:value-type="float">
            <text:p>332.51434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335.39435" calcext:value-type="float">
            <text:p>335.3943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338.27435" calcext:value-type="float">
            <text:p>338.27435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340.43436" calcext:value-type="float">
            <text:p>340.43436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342.59436" calcext:value-type="float">
            <text:p>342.59436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344.75436" calcext:value-type="float">
            <text:p>344.75436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346.91437" calcext:value-type="float">
            <text:p>346.91437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349.07437" calcext:value-type="float">
            <text:p>349.07437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351.23438" calcext:value-type="float">
            <text:p>351.23438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353.39438" calcext:value-type="float">
            <text:p>353.39438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355.55438" calcext:value-type="float">
            <text:p>355.55438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357.7144" calcext:value-type="float">
            <text:p>357.714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359.8744" calcext:value-type="float">
            <text:p>359.8744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361.3144" calcext:value-type="float">
            <text:p>361.3144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362.0344" calcext:value-type="float">
            <text:p>362.0344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362.7544" calcext:value-type="float">
            <text:p>362.7544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363.4744" calcext:value-type="float">
            <text:p>363.4744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364.1944" calcext:value-type="float">
            <text:p>364.1944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364.9144" calcext:value-type="float">
            <text:p>364.9144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366.3544" calcext:value-type="float">
            <text:p>366.3544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367.0744" calcext:value-type="float">
            <text:p>367.0744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368.5144" calcext:value-type="float">
            <text:p>368.5144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369.9544" calcext:value-type="float">
            <text:p>369.9544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371.3944" calcext:value-type="float">
            <text:p>371.3944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372.8344" calcext:value-type="float">
            <text:p>372.8344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374.2744" calcext:value-type="float">
            <text:p>374.2744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374.99442" calcext:value-type="float">
            <text:p>374.994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6.43442" calcext:value-type="float">
            <text:p>376.43442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377.87442" calcext:value-type="float">
            <text:p>377.87442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401.17722" calcext:value-type="float">
            <text:p>401.17722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424.48" calcext:value-type="float">
            <text:p>424.48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425.92" calcext:value-type="float">
            <text:p>425.92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427.36002" calcext:value-type="float">
            <text:p>427.36002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428.80002" calcext:value-type="float">
            <text:p>428.80002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430.96002" calcext:value-type="float">
            <text:p>430.96002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433.12003" calcext:value-type="float">
            <text:p>433.12003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435.28003" calcext:value-type="float">
            <text:p>435.28003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459.30283" calcext:value-type="float">
            <text:p>459.30283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483.32562" calcext:value-type="float">
            <text:p>483.32562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507.34842" calcext:value-type="float">
            <text:p>507.34842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532.0911" calcext:value-type="float">
            <text:p>532.0911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556.8338" calcext:value-type="float">
            <text:p>556.8338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581.5765" calcext:value-type="float">
            <text:p>581.5765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606.31915" calcext:value-type="float">
            <text:p>606.31915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609.919" calcext:value-type="float">
            <text:p>609.919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613.51886" calcext:value-type="float">
            <text:p>613.51886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617.1187" calcext:value-type="float">
            <text:p>617.1187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619.9986" calcext:value-type="float">
            <text:p>619.9986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622.8785" calcext:value-type="float">
            <text:p>622.8785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625.75836" calcext:value-type="float">
            <text:p>625.75836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628.63824" calcext:value-type="float">
            <text:p>628.63824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631.5181" calcext:value-type="float">
            <text:p>631.518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634.398" calcext:value-type="float">
            <text:p>634.398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637.2779" calcext:value-type="float">
            <text:p>637.2779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640.1578" calcext:value-type="float">
            <text:p>640.1578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643.03766" calcext:value-type="float">
            <text:p>643.03766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645.91754" calcext:value-type="float">
            <text:p>645.91754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648.7974" calcext:value-type="float">
            <text:p>648.7974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651.6773" calcext:value-type="float">
            <text:p>651.6773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653.8372" calcext:value-type="float">
            <text:p>653.8372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655.99713" calcext:value-type="float">
            <text:p>655.99713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680.01984" calcext:value-type="float">
            <text:p>680.01984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682.17975" calcext:value-type="float">
            <text:p>682.1797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684.33966" calcext:value-type="float">
            <text:p>684.33966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685.7796" calcext:value-type="float">
            <text:p>685.7796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687.21954" calcext:value-type="float">
            <text:p>687.21954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688.6595" calcext:value-type="float">
            <text:p>688.659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689.37946" calcext:value-type="float">
            <text:p>689.37946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690.0994" calcext:value-type="float">
            <text:p>690.0994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691.53937" calcext:value-type="float">
            <text:p>691.53937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692.9793" calcext:value-type="float">
            <text:p>692.9793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694.41925" calcext:value-type="float">
            <text:p>694.4192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696.57916" calcext:value-type="float">
            <text:p>696.57916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698.7391" calcext:value-type="float">
            <text:p>698.7391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700.899" calcext:value-type="float">
            <text:p>700.899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703.0589" calcext:value-type="float">
            <text:p>703.0589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705.2188" calcext:value-type="float">
            <text:p>705.218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707.3787" calcext:value-type="float">
            <text:p>707.3787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709.53864" calcext:value-type="float">
            <text:p>709.53864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711.69855" calcext:value-type="float">
            <text:p>711.69855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713.85846" calcext:value-type="float">
            <text:p>713.85846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716.0184" calcext:value-type="float">
            <text:p>716.0184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718.1783" calcext:value-type="float">
            <text:p>718.1783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721.05817" calcext:value-type="float">
            <text:p>721.05817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723.93805" calcext:value-type="float">
            <text:p>723.93805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726.81793" calcext:value-type="float">
            <text:p>726.81793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728.97784" calcext:value-type="float">
            <text:p>728.97784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731.13776" calcext:value-type="float">
            <text:p>731.13776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733.29767" calcext:value-type="float">
            <text:p>733.29767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735.4576" calcext:value-type="float">
            <text:p>735.4576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737.6175" calcext:value-type="float">
            <text:p>737.6175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739.7774" calcext:value-type="float">
            <text:p>739.7774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741.9373" calcext:value-type="float">
            <text:p>741.9373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744.0972" calcext:value-type="float">
            <text:p>744.0972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745.5372" calcext:value-type="float">
            <text:p>745.5372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746.9771" calcext:value-type="float">
            <text:p>746.9771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748.41705" calcext:value-type="float">
            <text:p>748.41705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749.857" calcext:value-type="float">
            <text:p>749.857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751.29694" calcext:value-type="float">
            <text:p>751.29694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752.7369" calcext:value-type="float">
            <text:p>752.7369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753.45685" calcext:value-type="float">
            <text:p>753.45685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754.1768" calcext:value-type="float">
            <text:p>754.176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754.8968" calcext:value-type="float">
            <text:p>754.8968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755.61676" calcext:value-type="float">
            <text:p>755.61676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756.33673" calcext:value-type="float">
            <text:p>756.33673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757.0567" calcext:value-type="float">
            <text:p>757.0567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757.7767" calcext:value-type="float">
            <text:p>757.776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758.49664" calcext:value-type="float">
            <text:p>758.49664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759.2166" calcext:value-type="float">
            <text:p>759.2166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759.9366" calcext:value-type="float">
            <text:p>759.9366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760.65656" calcext:value-type="float">
            <text:p>760.65656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761.3765" calcext:value-type="float">
            <text:p>761.376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762.0965" calcext:value-type="float">
            <text:p>762.0965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762.81647" calcext:value-type="float">
            <text:p>762.81647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763.53644" calcext:value-type="float">
            <text:p>763.53644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764.2564" calcext:value-type="float">
            <text:p>764.2564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764.9764" calcext:value-type="float">
            <text:p>764.9764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765.69635" calcext:value-type="float">
            <text:p>765.69635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766.4163" calcext:value-type="float">
            <text:p>766.4163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767.1363" calcext:value-type="float">
            <text:p>767.1363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767.85626" calcext:value-type="float">
            <text:p>767.85626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768.57623" calcext:value-type="float">
            <text:p>768.57623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769.2962" calcext:value-type="float">
            <text:p>769.2962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770.0162" calcext:value-type="float">
            <text:p>770.0162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770.73615" calcext:value-type="float">
            <text:p>770.73615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771.4561" calcext:value-type="float">
            <text:p>771.4561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772.89606" calcext:value-type="float">
            <text:p>772.89606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773.616" calcext:value-type="float">
            <text:p>773.616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774.336" calcext:value-type="float">
            <text:p>774.336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775.77594" calcext:value-type="float">
            <text:p>775.77594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777.2159" calcext:value-type="float">
            <text:p>777.2159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778.6558" calcext:value-type="float">
            <text:p>778.6558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780.09576" calcext:value-type="float">
            <text:p>780.09576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781.5357" calcext:value-type="float">
            <text:p>781.5357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782.97565" calcext:value-type="float">
            <text:p>782.97565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784.4156" calcext:value-type="float">
            <text:p>784.4156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785.13556" calcext:value-type="float">
            <text:p>785.13556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786.5755" calcext:value-type="float">
            <text:p>786.5755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788.01544" calcext:value-type="float">
            <text:p>788.01544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789.4554" calcext:value-type="float">
            <text:p>789.4554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790.8953" calcext:value-type="float">
            <text:p>790.8953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791.6153" calcext:value-type="float">
            <text:p>791.6153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814.19806" calcext:value-type="float">
            <text:p>814.19806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814.918" calcext:value-type="float">
            <text:p>814.918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815.638" calcext:value-type="float">
            <text:p>815.638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816.358" calcext:value-type="float">
            <text:p>816.358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817.07794" calcext:value-type="float">
            <text:p>817.07794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839.6607" calcext:value-type="float">
            <text:p>839.6607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862.96344" calcext:value-type="float">
            <text:p>862.96344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864.4034" calcext:value-type="float">
            <text:p>864.4034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865.8433" calcext:value-type="float">
            <text:p>865.8433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867.28326" calcext:value-type="float">
            <text:p>867.283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8.7232" calcext:value-type="float">
            <text:p>868.7232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870.16315" calcext:value-type="float">
            <text:p>870.16315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871.6031" calcext:value-type="float">
            <text:p>871.6031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873.043" calcext:value-type="float">
            <text:p>873.043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874.483" calcext:value-type="float">
            <text:p>874.483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875.9229" calcext:value-type="float">
            <text:p>875.9229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877.36285" calcext:value-type="float">
            <text:p>877.36285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878.8028" calcext:value-type="float">
            <text:p>878.8028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880.24274" calcext:value-type="float">
            <text:p>880.24274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881.6827" calcext:value-type="float">
            <text:p>881.6827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883.1226" calcext:value-type="float">
            <text:p>883.1226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884.56256" calcext:value-type="float">
            <text:p>884.56256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886.0025" calcext:value-type="float">
            <text:p>886.0025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887.44244" calcext:value-type="float">
            <text:p>887.44244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888.1624" calcext:value-type="float">
            <text:p>888.1624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888.8824" calcext:value-type="float">
            <text:p>888.8824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889.60236" calcext:value-type="float">
            <text:p>889.60236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890.3223" calcext:value-type="float">
            <text:p>890.3223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891.76227" calcext:value-type="float">
            <text:p>891.76227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893.2022" calcext:value-type="float">
            <text:p>893.2022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894.64215" calcext:value-type="float">
            <text:p>894.6421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895.3621" calcext:value-type="float">
            <text:p>895.3621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896.0821" calcext:value-type="float">
            <text:p>896.0821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896.80206" calcext:value-type="float">
            <text:p>896.80206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897.52203" calcext:value-type="float">
            <text:p>897.5220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898.242" calcext:value-type="float">
            <text:p>898.242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898.962" calcext:value-type="float">
            <text:p>898.962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899.68195" calcext:value-type="float">
            <text:p>899.68195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900.4019" calcext:value-type="float">
            <text:p>900.4019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922.9847" calcext:value-type="float">
            <text:p>922.9847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945.56744" calcext:value-type="float">
            <text:p>945.56744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968.8702" calcext:value-type="float">
            <text:p>968.8702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992.1729" calcext:value-type="float">
            <text:p>992.1729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015.47565" calcext:value-type="float">
            <text:p>1015.47565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038.7784" calcext:value-type="float">
            <text:p>1038.7784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040.2184" calcext:value-type="float">
            <text:p>1040.2184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040.9384" calcext:value-type="float">
            <text:p>1040.9384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041.6583" calcext:value-type="float">
            <text:p>1041.6583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042.3783" calcext:value-type="float">
            <text:p>1042.3783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043.0983" calcext:value-type="float">
            <text:p>1043.0983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043.8182" calcext:value-type="float">
            <text:p>1043.8182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044.5382" calcext:value-type="float">
            <text:p>1044.5382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045.2582" calcext:value-type="float">
            <text:p>1045.2582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045.9781" calcext:value-type="float">
            <text:p>1045.9781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046.6981" calcext:value-type="float">
            <text:p>1046.6981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048.1381" calcext:value-type="float">
            <text:p>1048.1381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049.578" calcext:value-type="float">
            <text:p>1049.578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051.018" calcext:value-type="float">
            <text:p>1051.018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051.7379" calcext:value-type="float">
            <text:p>1051.7379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052.4579" calcext:value-type="float">
            <text:p>1052.457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53.1779" calcext:value-type="float">
            <text:p>1053.1779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053.8978" calcext:value-type="float">
            <text:p>1053.897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054.6178" calcext:value-type="float">
            <text:p>1054.617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055.3378" calcext:value-type="float">
            <text:p>1055.3378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1056.7777" calcext:value-type="float">
            <text:p>1056.7777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057.4977" calcext:value-type="float">
            <text:p>1057.4977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1058.2177" calcext:value-type="float">
            <text:p>1058.2177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1058.9376" calcext:value-type="float">
            <text:p>1058.9376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1059.6576" calcext:value-type="float">
            <text:p>1059.6576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1060.3776" calcext:value-type="float">
            <text:p>1060.3776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1061.0975" calcext:value-type="float">
            <text:p>1061.0975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1061.8175" calcext:value-type="float">
            <text:p>1061.8175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1062.5375" calcext:value-type="float">
            <text:p>1062.5375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1063.2574" calcext:value-type="float">
            <text:p>1063.2574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1063.9774" calcext:value-type="float">
            <text:p>1063.9774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064.6974" calcext:value-type="float">
            <text:p>1064.6974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1065.4174" calcext:value-type="float">
            <text:p>1065.4174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1066.1373" calcext:value-type="float">
            <text:p>1066.1373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1066.8573" calcext:value-type="float">
            <text:p>1066.8573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067.5773" calcext:value-type="float">
            <text:p>1067.5773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068.2972" calcext:value-type="float">
            <text:p>1068.2972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1069.0172" calcext:value-type="float">
            <text:p>1069.0172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1069.7372" calcext:value-type="float">
            <text:p>1069.7372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1070.4572" calcext:value-type="float">
            <text:p>1070.4572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071.1771" calcext:value-type="float">
            <text:p>1071.177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071.8971" calcext:value-type="float">
            <text:p>1071.8971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1072.6171" calcext:value-type="float">
            <text:p>1072.6171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1073.337" calcext:value-type="float">
            <text:p>1073.337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1074.057" calcext:value-type="float">
            <text:p>1074.057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074.777" calcext:value-type="float">
            <text:p>1074.777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075.497" calcext:value-type="float">
            <text:p>1075.497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076.2169" calcext:value-type="float">
            <text:p>1076.2169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1076.9369" calcext:value-type="float">
            <text:p>1076.9369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077.6569" calcext:value-type="float">
            <text:p>1077.6569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078.3768" calcext:value-type="float">
            <text:p>1078.376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079.0968" calcext:value-type="float">
            <text:p>1079.0968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079.8168" calcext:value-type="float">
            <text:p>1079.8168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080.5367" calcext:value-type="float">
            <text:p>1080.5367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081.2567" calcext:value-type="float">
            <text:p>1081.2567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081.9767" calcext:value-type="float">
            <text:p>1081.9767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082.6967" calcext:value-type="float">
            <text:p>1082.6967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083.4166" calcext:value-type="float">
            <text:p>1083.4166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084.1366" calcext:value-type="float">
            <text:p>1084.1366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085.5765" calcext:value-type="float">
            <text:p>1085.5765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087.0165" calcext:value-type="float">
            <text:p>1087.0165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088.4564" calcext:value-type="float">
            <text:p>1088.4564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089.8964" calcext:value-type="float">
            <text:p>1089.8964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091.3363" calcext:value-type="float">
            <text:p>1091.3363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092.7762" calcext:value-type="float">
            <text:p>1092.7762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094.2162" calcext:value-type="float">
            <text:p>1094.2162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095.6561" calcext:value-type="float">
            <text:p>1095.6561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097.0961" calcext:value-type="float">
            <text:p>1097.0961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098.536" calcext:value-type="float">
            <text:p>1098.536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099.976" calcext:value-type="float">
            <text:p>1099.976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101.4159" calcext:value-type="float">
            <text:p>1101.4159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102.8558" calcext:value-type="float">
            <text:p>1102.8558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104.2958" calcext:value-type="float">
            <text:p>1104.2958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105.7357" calcext:value-type="float">
            <text:p>1105.7357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107.1757" calcext:value-type="float">
            <text:p>1107.1757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108.6156" calcext:value-type="float">
            <text:p>1108.6156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110.0555" calcext:value-type="float">
            <text:p>1110.0555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111.4955" calcext:value-type="float">
            <text:p>1111.4955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112.9354" calcext:value-type="float">
            <text:p>1112.9354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114.3754" calcext:value-type="float">
            <text:p>1114.3754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115.8153" calcext:value-type="float">
            <text:p>1115.8153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117.2552" calcext:value-type="float">
            <text:p>1117.2552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119.4152" calcext:value-type="float">
            <text:p>1119.4152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121.5751" calcext:value-type="float">
            <text:p>1121.5751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123.735" calcext:value-type="float">
            <text:p>1123.735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125.1749" calcext:value-type="float">
            <text:p>1125.1749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126.6149" calcext:value-type="float">
            <text:p>1126.6149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128.0548" calcext:value-type="float">
            <text:p>1128.0548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129.4948" calcext:value-type="float">
            <text:p>1129.4948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130.9347" calcext:value-type="float">
            <text:p>1130.9347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132.3746" calcext:value-type="float">
            <text:p>1132.37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3.8146" calcext:value-type="float">
            <text:p>1133.8146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135.2545" calcext:value-type="float">
            <text:p>1135.2545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158.5573" calcext:value-type="float">
            <text:p>1158.5573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181.86" calcext:value-type="float">
            <text:p>1181.86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205.1627" calcext:value-type="float">
            <text:p>1205.1627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228.4655" calcext:value-type="float">
            <text:p>1228.4655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251.7682" calcext:value-type="float">
            <text:p>1251.7682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275.0709" calcext:value-type="float">
            <text:p>1275.0709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298.3737" calcext:value-type="float">
            <text:p>1298.3737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321.6764" calcext:value-type="float">
            <text:p>1321.6764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344.9791" calcext:value-type="float">
            <text:p>1344.9791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368.2819" calcext:value-type="float">
            <text:p>1368.2819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391.5846" calcext:value-type="float">
            <text:p>1391.5846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414.8873" calcext:value-type="float">
            <text:p>1414.8873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438.1901" calcext:value-type="float">
            <text:p>1438.1901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461.4928" calcext:value-type="float">
            <text:p>1461.4928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484.7955" calcext:value-type="float">
            <text:p>1484.7955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529.961" calcext:value-type="float">
            <text:p>1529.961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575.1266" calcext:value-type="float">
            <text:p>1575.1266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620.2921" calcext:value-type="float">
            <text:p>1620.2921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665.4576" calcext:value-type="float">
            <text:p>1665.4576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710.6232" calcext:value-type="float">
            <text:p>1710.6232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755.7887" calcext:value-type="float">
            <text:p>1755.7887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800.9542" calcext:value-type="float">
            <text:p>1800.9542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846.1198" calcext:value-type="float">
            <text:p>1846.119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891.2853" calcext:value-type="float">
            <text:p>1891.2853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914.588" calcext:value-type="float">
            <text:p>1914.58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937.8907" calcext:value-type="float">
            <text:p>1937.890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961.1935" calcext:value-type="float">
            <text:p>1961.193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984.4962" calcext:value-type="float">
            <text:p>1984.4962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2007.799" calcext:value-type="float">
            <text:p>2007.799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2031.1017" calcext:value-type="float">
            <text:p>2031.1017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2054.4045" calcext:value-type="float">
            <text:p>2054.4045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2077.7073" calcext:value-type="float">
            <text:p>2077.7073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2101.01" calcext:value-type="float">
            <text:p>2101.01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2124.3127" calcext:value-type="float">
            <text:p>2124.3127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2147.6155" calcext:value-type="float">
            <text:p>2147.6155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2171.6382" calcext:value-type="float">
            <text:p>2171.6382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2173.798" calcext:value-type="float">
            <text:p>2173.798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2175.958" calcext:value-type="float">
            <text:p>2175.958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2177.398" calcext:value-type="float">
            <text:p>2177.398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2178.838" calcext:value-type="float">
            <text:p>2178.838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2180.2778" calcext:value-type="float">
            <text:p>2180.2778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2181.7178" calcext:value-type="float">
            <text:p>2181.7178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2183.1577" calcext:value-type="float">
            <text:p>2183.1577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2184.5977" calcext:value-type="float">
            <text:p>2184.5977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2186.0376" calcext:value-type="float">
            <text:p>2186.0376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2187.4775" calcext:value-type="float">
            <text:p>2187.4775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2188.9175" calcext:value-type="float">
            <text:p>2188.9175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2190.3574" calcext:value-type="float">
            <text:p>2190.357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191.7974" calcext:value-type="float">
            <text:p>2191.7974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2193.2373" calcext:value-type="float">
            <text:p>2193.2373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2194.6772" calcext:value-type="float">
            <text:p>2194.6772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2196.1172" calcext:value-type="float">
            <text:p>2196.1172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2197.5571" calcext:value-type="float">
            <text:p>2197.5571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2198.997" calcext:value-type="float">
            <text:p>2198.997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2200.437" calcext:value-type="float">
            <text:p>2200.437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2201.877" calcext:value-type="float">
            <text:p>2201.877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2203.317" calcext:value-type="float">
            <text:p>2203.317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2204.7568" calcext:value-type="float">
            <text:p>2204.7568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2206.1968" calcext:value-type="float">
            <text:p>2206.1968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2207.6367" calcext:value-type="float">
            <text:p>2207.6367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2209.0767" calcext:value-type="float">
            <text:p>2209.0767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2210.5166" calcext:value-type="float">
            <text:p>2210.5166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2211.9565" calcext:value-type="float">
            <text:p>2211.9565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2213.3965" calcext:value-type="float">
            <text:p>2213.3965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2214.8364" calcext:value-type="float">
            <text:p>2214.8364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2216.2764" calcext:value-type="float">
            <text:p>2216.2764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2217.7163" calcext:value-type="float">
            <text:p>2217.7163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2219.1563" calcext:value-type="float">
            <text:p>2219.1563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2220.5962" calcext:value-type="float">
            <text:p>2220.5962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2222.0361" calcext:value-type="float">
            <text:p>2222.0361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2246.0588" calcext:value-type="float">
            <text:p>2246.0588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2270.0815" calcext:value-type="float">
            <text:p>2270.0815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2294.1042" calcext:value-type="float">
            <text:p>2294.1042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318.127" calcext:value-type="float">
            <text:p>2318.127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2342.1497" calcext:value-type="float">
            <text:p>2342.1497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2366.1724" calcext:value-type="float">
            <text:p>2366.1724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2390.195" calcext:value-type="float">
            <text:p>2390.195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2414.2178" calcext:value-type="float">
            <text:p>2414.2178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2438.2405" calcext:value-type="float">
            <text:p>2438.2405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2462.2632" calcext:value-type="float">
            <text:p>2462.2632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2485.566" calcext:value-type="float">
            <text:p>2485.566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2508.8687" calcext:value-type="float">
            <text:p>2508.8687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2532.1714" calcext:value-type="float">
            <text:p>2532.1714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2555.474" calcext:value-type="float">
            <text:p>2555.474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2578.7769" calcext:value-type="float">
            <text:p>2578.7769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2602.0796" calcext:value-type="float">
            <text:p>2602.0796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2625.3823" calcext:value-type="float">
            <text:p>2625.3823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2648.685" calcext:value-type="float">
            <text:p>2648.68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2671.9878" calcext:value-type="float">
            <text:p>2671.9878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2673.4277" calcext:value-type="float">
            <text:p>2673.4277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2674.8677" calcext:value-type="float">
            <text:p>2674.8677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2676.3076" calcext:value-type="float">
            <text:p>2676.3076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2677.7476" calcext:value-type="float">
            <text:p>2677.7476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2679.9075" calcext:value-type="float">
            <text:p>2679.9075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2682.0674" calcext:value-type="float">
            <text:p>2682.0674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2683.5073" calcext:value-type="float">
            <text:p>2683.5073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2684.9473" calcext:value-type="float">
            <text:p>2684.9473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2686.3872" calcext:value-type="float">
            <text:p>2686.3872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687.8271" calcext:value-type="float">
            <text:p>2687.8271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2689.987" calcext:value-type="float">
            <text:p>2689.987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2691.427" calcext:value-type="float">
            <text:p>2691.427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2693.587" calcext:value-type="float">
            <text:p>2693.58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2695.7468" calcext:value-type="float">
            <text:p>2695.7468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2697.9067" calcext:value-type="float">
            <text:p>2697.9067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2700.0667" calcext:value-type="float">
            <text:p>2700.0667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2702.2266" calcext:value-type="float">
            <text:p>2702.2266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2703.6665" calcext:value-type="float">
            <text:p>2703.6665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2705.1064" calcext:value-type="float">
            <text:p>2705.1064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2706.5464" calcext:value-type="float">
            <text:p>2706.5464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2707.2664" calcext:value-type="float">
            <text:p>2707.2664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2708.7063" calcext:value-type="float">
            <text:p>2708.7063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2709.4263" calcext:value-type="float">
            <text:p>2709.4263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2710.1462" calcext:value-type="float">
            <text:p>2710.1462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2710.8662" calcext:value-type="float">
            <text:p>2710.8662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2734.169" calcext:value-type="float">
            <text:p>2734.169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2757.4717" calcext:value-type="float">
            <text:p>2757.4717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2781.4944" calcext:value-type="float">
            <text:p>2781.4944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2805.517" calcext:value-type="float">
            <text:p>2805.517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2828.8198" calcext:value-type="float">
            <text:p>2828.8198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2852.1226" calcext:value-type="float">
            <text:p>2852.1226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2875.4253" calcext:value-type="float">
            <text:p>2875.4253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2898.728" calcext:value-type="float">
            <text:p>2898.728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2900.168" calcext:value-type="float">
            <text:p>2900.1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01.608" calcext:value-type="float">
            <text:p>2901.608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2903.0479" calcext:value-type="float">
            <text:p>2903.0479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2905.2078" calcext:value-type="float">
            <text:p>2905.2078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2906.6477" calcext:value-type="float">
            <text:p>2906.6477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2908.0876" calcext:value-type="float">
            <text:p>2908.0876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2909.5276" calcext:value-type="float">
            <text:p>2909.5276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2910.9675" calcext:value-type="float">
            <text:p>2910.9675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2912.4075" calcext:value-type="float">
            <text:p>2912.4075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2913.8474" calcext:value-type="float">
            <text:p>2913.8474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2915.2874" calcext:value-type="float">
            <text:p>2915.2874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2916.7273" calcext:value-type="float">
            <text:p>2916.7273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2918.1672" calcext:value-type="float">
            <text:p>2918.1672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2919.6072" calcext:value-type="float">
            <text:p>2919.6072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2921.047" calcext:value-type="float">
            <text:p>2921.047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2922.487" calcext:value-type="float">
            <text:p>2922.487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2923.207" calcext:value-type="float">
            <text:p>2923.207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2923.927" calcext:value-type="float">
            <text:p>2923.927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2924.647" calcext:value-type="float">
            <text:p>2924.647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2926.087" calcext:value-type="float">
            <text:p>2926.087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2927.5269" calcext:value-type="float">
            <text:p>2927.5269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2928.9668" calcext:value-type="float">
            <text:p>2928.9668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2929.6868" calcext:value-type="float">
            <text:p>2929.6868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2930.4067" calcext:value-type="float">
            <text:p>2930.4067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2931.1267" calcext:value-type="float">
            <text:p>2931.1267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2931.8467" calcext:value-type="float">
            <text:p>2931.846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932.5667" calcext:value-type="float">
            <text:p>2932.5667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2933.2866" calcext:value-type="float">
            <text:p>2933.2866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2934.0066" calcext:value-type="float">
            <text:p>2934.0066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2934.7266" calcext:value-type="float">
            <text:p>2934.7266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2935.4465" calcext:value-type="float">
            <text:p>2935.4465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2936.1665" calcext:value-type="float">
            <text:p>2936.1665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2936.8865" calcext:value-type="float">
            <text:p>2936.8865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2938.3264" calcext:value-type="float">
            <text:p>2938.326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2939.7664" calcext:value-type="float">
            <text:p>2939.7664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2940.4863" calcext:value-type="float">
            <text:p>2940.4863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2941.9263" calcext:value-type="float">
            <text:p>2941.9263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2943.3662" calcext:value-type="float">
            <text:p>2943.3662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2944.0862" calcext:value-type="float">
            <text:p>2944.0862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2944.8062" calcext:value-type="float">
            <text:p>2944.8062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2945.5261" calcext:value-type="float">
            <text:p>2945.5261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2946.246" calcext:value-type="float">
            <text:p>2946.24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2946.966" calcext:value-type="float">
            <text:p>2946.966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2947.686" calcext:value-type="float">
            <text:p>2947.686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2948.406" calcext:value-type="float">
            <text:p>2948.406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2949.126" calcext:value-type="float">
            <text:p>2949.126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2949.846" calcext:value-type="float">
            <text:p>2949.846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2950.566" calcext:value-type="float">
            <text:p>2950.566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2951.286" calcext:value-type="float">
            <text:p>2951.286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2952.7258" calcext:value-type="float">
            <text:p>2952.7258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2954.1658" calcext:value-type="float">
            <text:p>2954.165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955.6057" calcext:value-type="float">
            <text:p>2955.605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2957.0457" calcext:value-type="float">
            <text:p>2957.0457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2958.4856" calcext:value-type="float">
            <text:p>2958.4856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2959.9255" calcext:value-type="float">
            <text:p>2959.9255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2961.3655" calcext:value-type="float">
            <text:p>2961.3655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2962.8054" calcext:value-type="float">
            <text:p>2962.805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2964.2454" calcext:value-type="float">
            <text:p>2964.2454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2965.6853" calcext:value-type="float">
            <text:p>2965.6853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2967.1252" calcext:value-type="float">
            <text:p>2967.1252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2969.2852" calcext:value-type="float">
            <text:p>2969.2852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970.725" calcext:value-type="float">
            <text:p>2970.725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2972.165" calcext:value-type="float">
            <text:p>2972.165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2973.605" calcext:value-type="float">
            <text:p>2973.605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2975.045" calcext:value-type="float">
            <text:p>2975.045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2976.4849" calcext:value-type="float">
            <text:p>2976.4849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2977.9248" calcext:value-type="float">
            <text:p>2977.9248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2979.3647" calcext:value-type="float">
            <text:p>2979.3647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2980.8047" calcext:value-type="float">
            <text:p>2980.8047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2982.2446" calcext:value-type="float">
            <text:p>2982.2446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2983.6846" calcext:value-type="float">
            <text:p>2983.6846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2985.1245" calcext:value-type="float">
            <text:p>2985.1245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2986.5645" calcext:value-type="float">
            <text:p>2986.5645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2988.0044" calcext:value-type="float">
            <text:p>2988.0044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2989.4443" calcext:value-type="float">
            <text:p>2989.4443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2990.8843" calcext:value-type="float">
            <text:p>2990.884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993.0442" calcext:value-type="float">
            <text:p>2993.0442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2994.4841" calcext:value-type="float">
            <text:p>2994.4841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2996.644" calcext:value-type="float">
            <text:p>2996.644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2998.804" calcext:value-type="float">
            <text:p>2998.804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3000.9639" calcext:value-type="float">
            <text:p>3000.9639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3003.1238" calcext:value-type="float">
            <text:p>3003.1238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3004.5637" calcext:value-type="float">
            <text:p>3004.5637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3006.0037" calcext:value-type="float">
            <text:p>3006.0037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3007.4436" calcext:value-type="float">
            <text:p>3007.4436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3008.8835" calcext:value-type="float">
            <text:p>3008.8835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3032.1863" calcext:value-type="float">
            <text:p>3032.1863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3033.6262" calcext:value-type="float">
            <text:p>3033.6262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3056.929" calcext:value-type="float">
            <text:p>3056.929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3080.2317" calcext:value-type="float">
            <text:p>3080.2317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3103.5344" calcext:value-type="float">
            <text:p>3103.5344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3126.8372" calcext:value-type="float">
            <text:p>3126.8372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3150.8599" calcext:value-type="float">
            <text:p>3150.8599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3174.1626" calcext:value-type="float">
            <text:p>3174.1626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3197.4653" calcext:value-type="float">
            <text:p>3197.4653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3220.768" calcext:value-type="float">
            <text:p>3220.768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3244.0708" calcext:value-type="float">
            <text:p>3244.0708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3267.3735" calcext:value-type="float">
            <text:p>3267.3735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3291.3962" calcext:value-type="float">
            <text:p>3291.3962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3315.419" calcext:value-type="float">
            <text:p>3315.419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3339.4417" calcext:value-type="float">
            <text:p>3339.441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362.7444" calcext:value-type="float">
            <text:p>3362.7444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3385.3271" calcext:value-type="float">
            <text:p>3385.3271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3407.91" calcext:value-type="float">
            <text:p>3407.91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3430.4927" calcext:value-type="float">
            <text:p>3430.4927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3452.3555" calcext:value-type="float">
            <text:p>3452.3555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3474.9382" calcext:value-type="float">
            <text:p>3474.9382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3498.241" calcext:value-type="float">
            <text:p>3498.241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3520.8237" calcext:value-type="float">
            <text:p>3520.8237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3543.4065" calcext:value-type="float">
            <text:p>3543.4065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3565.9893" calcext:value-type="float">
            <text:p>3565.98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88.572" calcext:value-type="float">
            <text:p>3588.572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3633.0176" calcext:value-type="float">
            <text:p>3633.0176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3677.4631" calcext:value-type="float">
            <text:p>3677.4631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3722.6287" calcext:value-type="float">
            <text:p>3722.6287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3768.5142" calcext:value-type="float">
            <text:p>3768.5142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3814.3997" calcext:value-type="float">
            <text:p>3814.3997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3859.5652" calcext:value-type="float">
            <text:p>3859.5652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3904.7307" calcext:value-type="float">
            <text:p>3904.7307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3949.8962" calcext:value-type="float">
            <text:p>3949.8962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3995.7817" calcext:value-type="float">
            <text:p>3995.7817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4019.0845" calcext:value-type="float">
            <text:p>4019.0845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4043.1072" calcext:value-type="float">
            <text:p>4043.1072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4067.13" calcext:value-type="float">
            <text:p>4067.13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4091.1526" calcext:value-type="float">
            <text:p>4091.1526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4114.456" calcext:value-type="float">
            <text:p>4114.456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4115.8965" calcext:value-type="float">
            <text:p>4115.8965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4117.337" calcext:value-type="float">
            <text:p>4117.337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4118.7773" calcext:value-type="float">
            <text:p>4118.7773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4120.218" calcext:value-type="float">
            <text:p>4120.218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4121.658" calcext:value-type="float">
            <text:p>4121.658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122.3784" calcext:value-type="float">
            <text:p>4122.3784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123.0986" calcext:value-type="float">
            <text:p>4123.0986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123.819" calcext:value-type="float">
            <text:p>4123.819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124.539" calcext:value-type="float">
            <text:p>4124.539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125.2593" calcext:value-type="float">
            <text:p>4125.259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125.9795" calcext:value-type="float">
            <text:p>4125.9795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126.6997" calcext:value-type="float">
            <text:p>4126.6997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127.42" calcext:value-type="float">
            <text:p>4127.42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128.14" calcext:value-type="float">
            <text:p>4128.14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128.8604" calcext:value-type="float">
            <text:p>4128.8604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129.5806" calcext:value-type="float">
            <text:p>4129.5806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130.301" calcext:value-type="float">
            <text:p>4130.301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131.021" calcext:value-type="float">
            <text:p>4131.021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4131.741" calcext:value-type="float">
            <text:p>4131.741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4132.4614" calcext:value-type="float">
            <text:p>4132.4614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133.1816" calcext:value-type="float">
            <text:p>4133.1816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4134.622" calcext:value-type="float">
            <text:p>4134.622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4135.3423" calcext:value-type="float">
            <text:p>4135.3423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4136.7827" calcext:value-type="float">
            <text:p>4136.7827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4138.223" calcext:value-type="float">
            <text:p>4138.223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4139.6636" calcext:value-type="float">
            <text:p>4139.6636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4141.104" calcext:value-type="float">
            <text:p>4141.104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4141.824" calcext:value-type="float">
            <text:p>4141.824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4143.2646" calcext:value-type="float">
            <text:p>4143.2646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144.705" calcext:value-type="float">
            <text:p>4144.705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146.1455" calcext:value-type="float">
            <text:p>4146.1455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147.586" calcext:value-type="float">
            <text:p>4147.586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170.889" calcext:value-type="float">
            <text:p>4170.889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194.1924" calcext:value-type="float">
            <text:p>4194.192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217.4956" calcext:value-type="float">
            <text:p>4217.4956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240.799" calcext:value-type="float">
            <text:p>4240.799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264.102" calcext:value-type="float">
            <text:p>4264.102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287.4053" calcext:value-type="float">
            <text:p>4287.4053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310.7085" calcext:value-type="float">
            <text:p>4310.7085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334.0117" calcext:value-type="float">
            <text:p>4334.0117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357.315" calcext:value-type="float">
            <text:p>4357.315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4358.035" calcext:value-type="float">
            <text:p>4358.035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4358.7554" calcext:value-type="float">
            <text:p>4358.7554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4360.916" calcext:value-type="float">
            <text:p>4360.916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4363.0767" calcext:value-type="float">
            <text:p>4363.0767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4364.517" calcext:value-type="float">
            <text:p>4364.517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4365.9575" calcext:value-type="float">
            <text:p>4365.9575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4368.118" calcext:value-type="float">
            <text:p>4368.118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4370.279" calcext:value-type="float">
            <text:p>4370.279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4371.719" calcext:value-type="float">
            <text:p>4371.719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4395.0225" calcext:value-type="float">
            <text:p>4395.0225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4418.3257" calcext:value-type="float">
            <text:p>4418.3257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4441.629" calcext:value-type="float">
            <text:p>4441.629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4464.932" calcext:value-type="float">
            <text:p>4464.932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4467.093" calcext:value-type="float">
            <text:p>4467.093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4469.2534" calcext:value-type="float">
            <text:p>4469.2534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4471.414" calcext:value-type="float">
            <text:p>4471.414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4472.8545" calcext:value-type="float">
            <text:p>4472.8545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4474.295" calcext:value-type="float">
            <text:p>4474.295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4475.7354" calcext:value-type="float">
            <text:p>4475.7354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477.176" calcext:value-type="float">
            <text:p>4477.176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478.616" calcext:value-type="float">
            <text:p>4478.616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480.0566" calcext:value-type="float">
            <text:p>4480.0566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480.777" calcext:value-type="float">
            <text:p>4480.777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482.2173" calcext:value-type="float">
            <text:p>4482.2173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483.6577" calcext:value-type="float">
            <text:p>4483.6577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485.098" calcext:value-type="float">
            <text:p>4485.098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486.5386" calcext:value-type="float">
            <text:p>4486.5386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4487.259" calcext:value-type="float">
            <text:p>4487.259</text:p>
          </table:table-cell>
        </table:table-row>
      </table:table>
      <table:table table:name="sa-exhaustive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2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.6000001" calcext:value-type="float">
            <text:p>3.600000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6.4800005" calcext:value-type="float">
            <text:p>6.480000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7.200001" calcext:value-type="float">
            <text:p>7.20000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7.920001" calcext:value-type="float">
            <text:p>7.92000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0.502802" calcext:value-type="float">
            <text:p>30.502802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53.0856" calcext:value-type="float">
            <text:p>53.0856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75.6684" calcext:value-type="float">
            <text:p>75.6684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98.251205" calcext:value-type="float">
            <text:p>98.25120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98.97121" calcext:value-type="float">
            <text:p>98.97121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100.41121" calcext:value-type="float">
            <text:p>100.41121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101.85121" calcext:value-type="float">
            <text:p>101.85121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03.291214" calcext:value-type="float">
            <text:p>103.291214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104.73122" calcext:value-type="float">
            <text:p>104.7312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06.17122" calcext:value-type="float">
            <text:p>106.17122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107.61122" calcext:value-type="float">
            <text:p>107.61122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109.05122" calcext:value-type="float">
            <text:p>109.05122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110.49123" calcext:value-type="float">
            <text:p>110.49123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112.65123" calcext:value-type="float">
            <text:p>112.65123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14.81123" calcext:value-type="float">
            <text:p>114.81123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116.97124" calcext:value-type="float">
            <text:p>116.97124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19.13124" calcext:value-type="float">
            <text:p>119.13124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120.57124" calcext:value-type="float">
            <text:p>120.57124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122.011246" calcext:value-type="float">
            <text:p>122.011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.17125" calcext:value-type="float">
            <text:p>124.17125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48.19406" calcext:value-type="float">
            <text:p>148.19406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72.21686" calcext:value-type="float">
            <text:p>172.21686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96.23965" calcext:value-type="float">
            <text:p>196.2396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20.26245" calcext:value-type="float">
            <text:p>220.2624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44.28525" calcext:value-type="float">
            <text:p>244.2852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68.30804" calcext:value-type="float">
            <text:p>268.30804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92.33084" calcext:value-type="float">
            <text:p>292.33084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17.07364" calcext:value-type="float">
            <text:p>317.07364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41.09644" calcext:value-type="float">
            <text:p>341.09644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65.11923" calcext:value-type="float">
            <text:p>365.11923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89.14203" calcext:value-type="float">
            <text:p>389.14203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91.30203" calcext:value-type="float">
            <text:p>391.30203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394.18204" calcext:value-type="float">
            <text:p>394.18204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97.78204" calcext:value-type="float">
            <text:p>397.78204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02.10205" calcext:value-type="float">
            <text:p>402.10205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406.42206" calcext:value-type="float">
            <text:p>406.42206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410.74207" calcext:value-type="float">
            <text:p>410.74207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436.92487" calcext:value-type="float">
            <text:p>436.92487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463.10767" calcext:value-type="float">
            <text:p>463.10767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11.15326" calcext:value-type="float">
            <text:p>511.15326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559.1987" calcext:value-type="float">
            <text:p>559.1987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607.24414" calcext:value-type="float">
            <text:p>607.24414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654.5696" calcext:value-type="float">
            <text:p>654.5696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701.895" calcext:value-type="float">
            <text:p>701.8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49.22046" calcext:value-type="float">
            <text:p>749.22046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796.5459" calcext:value-type="float">
            <text:p>796.5459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822.00854" calcext:value-type="float">
            <text:p>822.00854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847.4712" calcext:value-type="float">
            <text:p>847.4712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851.07104" calcext:value-type="float">
            <text:p>851.07104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855.39087" calcext:value-type="float">
            <text:p>855.39087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859.7107" calcext:value-type="float">
            <text:p>859.7107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863.31055" calcext:value-type="float">
            <text:p>863.3105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866.9104" calcext:value-type="float">
            <text:p>866.9104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870.51025" calcext:value-type="float">
            <text:p>870.5102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874.1101" calcext:value-type="float">
            <text:p>874.1101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877.70996" calcext:value-type="float">
            <text:p>877.70996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881.3098" calcext:value-type="float">
            <text:p>881.3098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884.90967" calcext:value-type="float">
            <text:p>884.90967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889.2295" calcext:value-type="float">
            <text:p>889.229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892.82935" calcext:value-type="float">
            <text:p>892.82935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897.1492" calcext:value-type="float">
            <text:p>897.1492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901.469" calcext:value-type="float">
            <text:p>901.469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905.7888" calcext:value-type="float">
            <text:p>905.7888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910.10864" calcext:value-type="float">
            <text:p>910.1086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914.42847" calcext:value-type="float">
            <text:p>914.42847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18.0283" calcext:value-type="float">
            <text:p>918.0283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921.6282" calcext:value-type="float">
            <text:p>921.6282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925.228" calcext:value-type="float">
            <text:p>925.228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28.8279" calcext:value-type="float">
            <text:p>928.8279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33.1477" calcext:value-type="float">
            <text:p>933.1477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937.4675" calcext:value-type="float">
            <text:p>937.467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941.78735" calcext:value-type="float">
            <text:p>941.7873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946.1072" calcext:value-type="float">
            <text:p>946.1072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950.427" calcext:value-type="float">
            <text:p>950.42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954.7468" calcext:value-type="float">
            <text:p>954.7468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959.7866" calcext:value-type="float">
            <text:p>959.7866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964.10645" calcext:value-type="float">
            <text:p>964.10645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968.4263" calcext:value-type="float">
            <text:p>968.4263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972.7461" calcext:value-type="float">
            <text:p>972.746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77.0659" calcext:value-type="float">
            <text:p>977.0659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81.38574" calcext:value-type="float">
            <text:p>981.38574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85.70557" calcext:value-type="float">
            <text:p>985.70557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990.0254" calcext:value-type="float">
            <text:p>990.0254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94.3452" calcext:value-type="float">
            <text:p>994.3452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99.385" calcext:value-type="float">
            <text:p>999.38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026.2876" calcext:value-type="float">
            <text:p>1026.2876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053.1902" calcext:value-type="float">
            <text:p>1053.1902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080.0928" calcext:value-type="float">
            <text:p>1080.0928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105.5554" calcext:value-type="float">
            <text:p>1105.5554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131.738" calcext:value-type="float">
            <text:p>1131.738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158.6406" calcext:value-type="float">
            <text:p>1158.6406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185.5432" calcext:value-type="float">
            <text:p>1185.5432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211.7258" calcext:value-type="float">
            <text:p>1211.7258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238.6284" calcext:value-type="float">
            <text:p>1238.628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286.6738" calcext:value-type="float">
            <text:p>1286.6738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334.7192" calcext:value-type="float">
            <text:p>1334.7192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360.9019" calcext:value-type="float">
            <text:p>1360.9019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387.0845" calcext:value-type="float">
            <text:p>1387.084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413.2671" calcext:value-type="float">
            <text:p>1413.2671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439.4497" calcext:value-type="float">
            <text:p>1439.4497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465.6323" calcext:value-type="float">
            <text:p>1465.6323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491.815" calcext:value-type="float">
            <text:p>1491.81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517.9976" calcext:value-type="float">
            <text:p>1517.9976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566.043" calcext:value-type="float">
            <text:p>1566.043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614.0884" calcext:value-type="float">
            <text:p>1614.0884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640.271" calcext:value-type="float">
            <text:p>1640.271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644.5908" calcext:value-type="float">
            <text:p>1644.5908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648.9106" calcext:value-type="float">
            <text:p>1648.9106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653.2305" calcext:value-type="float">
            <text:p>1653.230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657.5503" calcext:value-type="float">
            <text:p>1657.5503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661.8701" calcext:value-type="float">
            <text:p>1661.870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666.19" calcext:value-type="float">
            <text:p>1666.19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670.5098" calcext:value-type="float">
            <text:p>1670.5098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674.8296" calcext:value-type="float">
            <text:p>1674.8296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679.1494" calcext:value-type="float">
            <text:p>1679.1494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683.4692" calcext:value-type="float">
            <text:p>1683.4692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687.7891" calcext:value-type="float">
            <text:p>1687.789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692.1089" calcext:value-type="float">
            <text:p>1692.1089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697.1487" calcext:value-type="float">
            <text:p>1697.148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702.9084" calcext:value-type="float">
            <text:p>1702.9084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707.9482" calcext:value-type="float">
            <text:p>1707.9482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712.988" calcext:value-type="float">
            <text:p>1712.988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718.0278" calcext:value-type="float">
            <text:p>1718.0278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722.3477" calcext:value-type="float">
            <text:p>1722.3477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727.3875" calcext:value-type="float">
            <text:p>1727.387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732.4272" calcext:value-type="float">
            <text:p>1732.4272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736.7471" calcext:value-type="float">
            <text:p>1736.747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763.6497" calcext:value-type="float">
            <text:p>1763.6497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789.8323" calcext:value-type="float">
            <text:p>1789.8323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837.8777" calcext:value-type="float">
            <text:p>1837.8777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885.9231" calcext:value-type="float">
            <text:p>1885.923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933.9685" calcext:value-type="float">
            <text:p>1933.968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982.0139" calcext:value-type="float">
            <text:p>1982.0139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030.0593" calcext:value-type="float">
            <text:p>2030.0593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078.1047" calcext:value-type="float">
            <text:p>2078.1047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2104.2874" calcext:value-type="float">
            <text:p>2104.2874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2130.47" calcext:value-type="float">
            <text:p>2130.47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2135.5098" calcext:value-type="float">
            <text:p>2135.5098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2139.8296" calcext:value-type="float">
            <text:p>2139.8296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144.1494" calcext:value-type="float">
            <text:p>2144.1494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2148.4692" calcext:value-type="float">
            <text:p>2148.4692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2152.789" calcext:value-type="float">
            <text:p>2152.789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2157.109" calcext:value-type="float">
            <text:p>2157.10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2161.4287" calcext:value-type="float">
            <text:p>2161.4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65.7485" calcext:value-type="float">
            <text:p>2165.7485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2170.0684" calcext:value-type="float">
            <text:p>2170.0684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174.3882" calcext:value-type="float">
            <text:p>2174.3882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178.708" calcext:value-type="float">
            <text:p>2178.708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183.0278" calcext:value-type="float">
            <text:p>2183.0278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187.3477" calcext:value-type="float">
            <text:p>2187.3477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191.6675" calcext:value-type="float">
            <text:p>2191.6675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195.9873" calcext:value-type="float">
            <text:p>2195.9873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199.5872" calcext:value-type="float">
            <text:p>2199.5872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203.187" calcext:value-type="float">
            <text:p>2203.187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206.7869" calcext:value-type="float">
            <text:p>2206.7869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210.3867" calcext:value-type="float">
            <text:p>2210.3867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213.9866" calcext:value-type="float">
            <text:p>2213.9866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217.5864" calcext:value-type="float">
            <text:p>2217.5864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221.1863" calcext:value-type="float">
            <text:p>2221.186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224.7861" calcext:value-type="float">
            <text:p>2224.7861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229.106" calcext:value-type="float">
            <text:p>2229.106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254.5686" calcext:value-type="float">
            <text:p>2254.5686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280.7512" calcext:value-type="float">
            <text:p>2280.7512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306.9338" calcext:value-type="float">
            <text:p>2306.9338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333.1165" calcext:value-type="float">
            <text:p>2333.116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359.299" calcext:value-type="float">
            <text:p>2359.299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385.4817" calcext:value-type="float">
            <text:p>2385.4817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411.6643" calcext:value-type="float">
            <text:p>2411.6643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437.847" calcext:value-type="float">
            <text:p>2437.84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464.0295" calcext:value-type="float">
            <text:p>2464.0295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490.2122" calcext:value-type="float">
            <text:p>2490.2122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516.3948" calcext:value-type="float">
            <text:p>2516.3948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542.5774" calcext:value-type="float">
            <text:p>2542.5774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546.8972" calcext:value-type="float">
            <text:p>2546.897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551.217" calcext:value-type="float">
            <text:p>2551.217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554.097" calcext:value-type="float">
            <text:p>2554.097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556.9768" calcext:value-type="float">
            <text:p>2556.9768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559.8567" calcext:value-type="float">
            <text:p>2559.8567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562.7366" calcext:value-type="float">
            <text:p>2562.7366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565.6165" calcext:value-type="float">
            <text:p>2565.616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568.4963" calcext:value-type="float">
            <text:p>2568.4963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572.0962" calcext:value-type="float">
            <text:p>2572.0962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575.696" calcext:value-type="float">
            <text:p>2575.696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580.0159" calcext:value-type="float">
            <text:p>2580.0159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583.6157" calcext:value-type="float">
            <text:p>2583.6157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586.4956" calcext:value-type="float">
            <text:p>2586.4956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589.3755" calcext:value-type="float">
            <text:p>2589.3755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592.2554" calcext:value-type="float">
            <text:p>2592.2554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595.1353" calcext:value-type="float">
            <text:p>2595.1353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597.2952" calcext:value-type="float">
            <text:p>2597.2952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599.455" calcext:value-type="float">
            <text:p>2599.455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600.895" calcext:value-type="float">
            <text:p>2600.895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602.335" calcext:value-type="float">
            <text:p>2602.335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603.775" calcext:value-type="float">
            <text:p>2603.77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605.2148" calcext:value-type="float">
            <text:p>2605.2148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606.6548" calcext:value-type="float">
            <text:p>2606.6548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608.8147" calcext:value-type="float">
            <text:p>2608.8147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610.9746" calcext:value-type="float">
            <text:p>2610.9746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613.1345" calcext:value-type="float">
            <text:p>2613.1345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637.1572" calcext:value-type="float">
            <text:p>2637.157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639.3171" calcext:value-type="float">
            <text:p>2639.3171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641.477" calcext:value-type="float">
            <text:p>2641.477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643.637" calcext:value-type="float">
            <text:p>2643.637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645.077" calcext:value-type="float">
            <text:p>2645.077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646.5168" calcext:value-type="float">
            <text:p>2646.5168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648.6768" calcext:value-type="float">
            <text:p>2648.6768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650.8367" calcext:value-type="float">
            <text:p>2650.8367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674.8594" calcext:value-type="float">
            <text:p>2674.8594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698.162" calcext:value-type="float">
            <text:p>2698.162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721.4648" calcext:value-type="float">
            <text:p>2721.4648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744.7676" calcext:value-type="float">
            <text:p>2744.7676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746.2075" calcext:value-type="float">
            <text:p>2746.2075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747.6475" calcext:value-type="float">
            <text:p>2747.6475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749.0874" calcext:value-type="float">
            <text:p>2749.087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750.5273" calcext:value-type="float">
            <text:p>2750.5273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751.9673" calcext:value-type="float">
            <text:p>2751.9673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753.4072" calcext:value-type="float">
            <text:p>2753.4072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754.8472" calcext:value-type="float">
            <text:p>2754.8472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756.287" calcext:value-type="float">
            <text:p>2756.28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757.727" calcext:value-type="float">
            <text:p>2757.727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759.167" calcext:value-type="float">
            <text:p>2759.167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760.607" calcext:value-type="float">
            <text:p>2760.607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762.0469" calcext:value-type="float">
            <text:p>2762.0469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763.4868" calcext:value-type="float">
            <text:p>2763.4868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764.9268" calcext:value-type="float">
            <text:p>2764.9268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788.2295" calcext:value-type="float">
            <text:p>2788.22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811.5322" calcext:value-type="float">
            <text:p>2811.5322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834.835" calcext:value-type="float">
            <text:p>2834.835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858.1377" calcext:value-type="float">
            <text:p>2858.1377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881.4404" calcext:value-type="float">
            <text:p>2881.4404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904.0232" calcext:value-type="float">
            <text:p>2904.0232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926.606" calcext:value-type="float">
            <text:p>2926.606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971.0515" calcext:value-type="float">
            <text:p>2971.0515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015.497" calcext:value-type="float">
            <text:p>3015.497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038.0798" calcext:value-type="float">
            <text:p>3038.079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038.7998" calcext:value-type="float">
            <text:p>3038.7998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039.5198" calcext:value-type="float">
            <text:p>3039.5198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040.2397" calcext:value-type="float">
            <text:p>3040.2397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041.6797" calcext:value-type="float">
            <text:p>3041.6797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043.1196" calcext:value-type="float">
            <text:p>3043.1196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044.5596" calcext:value-type="float">
            <text:p>3044.5596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045.2795" calcext:value-type="float">
            <text:p>3045.2795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045.9995" calcext:value-type="float">
            <text:p>3045.9995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046.7195" calcext:value-type="float">
            <text:p>3046.7195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047.4395" calcext:value-type="float">
            <text:p>3047.4395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048.8794" calcext:value-type="float">
            <text:p>3048.8794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050.3193" calcext:value-type="float">
            <text:p>3050.3193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051.7593" calcext:value-type="float">
            <text:p>3051.7593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053.1992" calcext:value-type="float">
            <text:p>3053.1992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054.6392" calcext:value-type="float">
            <text:p>3054.6392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056.079" calcext:value-type="float">
            <text:p>3056.079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057.519" calcext:value-type="float">
            <text:p>3057.519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058.959" calcext:value-type="float">
            <text:p>3058.959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060.399" calcext:value-type="float">
            <text:p>3060.399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061.8389" calcext:value-type="float">
            <text:p>3061.8389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062.5588" calcext:value-type="float">
            <text:p>3062.5588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063.2788" calcext:value-type="float">
            <text:p>3063.2788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085.8616" calcext:value-type="float">
            <text:p>3085.8616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108.4443" calcext:value-type="float">
            <text:p>3108.4443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131.027" calcext:value-type="float">
            <text:p>3131.027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153.6099" calcext:value-type="float">
            <text:p>3153.6099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176.1926" calcext:value-type="float">
            <text:p>3176.1926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198.7754" calcext:value-type="float">
            <text:p>3198.7754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221.3582" calcext:value-type="float">
            <text:p>3221.3582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243.941" calcext:value-type="float">
            <text:p>3243.941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244.661" calcext:value-type="float">
            <text:p>3244.661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245.3809" calcext:value-type="float">
            <text:p>3245.3809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246.1008" calcext:value-type="float">
            <text:p>3246.1008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246.8208" calcext:value-type="float">
            <text:p>3246.8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7.5408" calcext:value-type="float">
            <text:p>3247.5408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248.2607" calcext:value-type="float">
            <text:p>3248.2607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248.9807" calcext:value-type="float">
            <text:p>3248.9807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249.7007" calcext:value-type="float">
            <text:p>3249.7007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250.4207" calcext:value-type="float">
            <text:p>3250.420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251.1406" calcext:value-type="float">
            <text:p>3251.1406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251.8606" calcext:value-type="float">
            <text:p>3251.8606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252.5806" calcext:value-type="float">
            <text:p>3252.5806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253.3005" calcext:value-type="float">
            <text:p>3253.3005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254.0205" calcext:value-type="float">
            <text:p>3254.0205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254.7405" calcext:value-type="float">
            <text:p>3254.7405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255.4604" calcext:value-type="float">
            <text:p>3255.4604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256.1804" calcext:value-type="float">
            <text:p>3256.1804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257.6204" calcext:value-type="float">
            <text:p>3257.6204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259.0603" calcext:value-type="float">
            <text:p>3259.0603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260.5002" calcext:value-type="float">
            <text:p>3260.5002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261.9402" calcext:value-type="float">
            <text:p>3261.9402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263.3801" calcext:value-type="float">
            <text:p>3263.3801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265.54" calcext:value-type="float">
            <text:p>3265.54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267.7" calcext:value-type="float">
            <text:p>3267.7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269.8599" calcext:value-type="float">
            <text:p>3269.8599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272.0198" calcext:value-type="float">
            <text:p>3272.0198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274.1797" calcext:value-type="float">
            <text:p>3274.1797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275.6196" calcext:value-type="float">
            <text:p>3275.6196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277.0596" calcext:value-type="float">
            <text:p>3277.059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278.4995" calcext:value-type="float">
            <text:p>3278.4995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279.9395" calcext:value-type="float">
            <text:p>3279.9395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281.3794" calcext:value-type="float">
            <text:p>3281.3794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283.5393" calcext:value-type="float">
            <text:p>3283.5393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285.6992" calcext:value-type="float">
            <text:p>3285.6992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287.8591" calcext:value-type="float">
            <text:p>3287.859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290.019" calcext:value-type="float">
            <text:p>3290.019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292.179" calcext:value-type="float">
            <text:p>3292.179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294.3389" calcext:value-type="float">
            <text:p>3294.3389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295.7788" calcext:value-type="float">
            <text:p>3295.7788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297.9387" calcext:value-type="float">
            <text:p>3297.9387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299.3787" calcext:value-type="float">
            <text:p>3299.3787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300.8186" calcext:value-type="float">
            <text:p>3300.8186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301.5386" calcext:value-type="float">
            <text:p>3301.5386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302.2585" calcext:value-type="float">
            <text:p>3302.2585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303.6985" calcext:value-type="float">
            <text:p>3303.6985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305.1384" calcext:value-type="float">
            <text:p>3305.1384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306.5784" calcext:value-type="float">
            <text:p>3306.5784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307.2983" calcext:value-type="float">
            <text:p>3307.2983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308.0183" calcext:value-type="float">
            <text:p>3308.0183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308.7383" calcext:value-type="float">
            <text:p>3308.7383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309.4583" calcext:value-type="float">
            <text:p>3309.4583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310.1782" calcext:value-type="float">
            <text:p>3310.1782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310.8982" calcext:value-type="float">
            <text:p>3310.8982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312.3381" calcext:value-type="float">
            <text:p>3312.338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313.778" calcext:value-type="float">
            <text:p>3313.778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315.218" calcext:value-type="float">
            <text:p>3315.21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316.658" calcext:value-type="float">
            <text:p>3316.65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318.098" calcext:value-type="float">
            <text:p>3318.098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319.5378" calcext:value-type="float">
            <text:p>3319.5378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320.9778" calcext:value-type="float">
            <text:p>3320.9778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322.4177" calcext:value-type="float">
            <text:p>3322.4177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323.8577" calcext:value-type="float">
            <text:p>3323.8577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325.2976" calcext:value-type="float">
            <text:p>3325.2976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326.7375" calcext:value-type="float">
            <text:p>3326.7375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328.1775" calcext:value-type="float">
            <text:p>3328.1775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329.6174" calcext:value-type="float">
            <text:p>3329.6174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331.0574" calcext:value-type="float">
            <text:p>3331.0574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332.4973" calcext:value-type="float">
            <text:p>3332.4973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333.9373" calcext:value-type="float">
            <text:p>3333.9373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336.0972" calcext:value-type="float">
            <text:p>3336.0972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338.257" calcext:value-type="float">
            <text:p>3338.257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340.417" calcext:value-type="float">
            <text:p>3340.417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342.577" calcext:value-type="float">
            <text:p>3342.57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345.4568" calcext:value-type="float">
            <text:p>3345.456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348.3367" calcext:value-type="float">
            <text:p>3348.3367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350.4966" calcext:value-type="float">
            <text:p>3350.4966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352.6565" calcext:value-type="float">
            <text:p>3352.6565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354.8164" calcext:value-type="float">
            <text:p>3354.8164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356.9763" calcext:value-type="float">
            <text:p>3356.976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59.1362" calcext:value-type="float">
            <text:p>3359.1362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361.2961" calcext:value-type="float">
            <text:p>3361.2961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362.736" calcext:value-type="float">
            <text:p>3362.736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364.176" calcext:value-type="float">
            <text:p>3364.176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367.056" calcext:value-type="float">
            <text:p>3367.056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369.9358" calcext:value-type="float">
            <text:p>3369.9358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372.8157" calcext:value-type="float">
            <text:p>3372.815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375.6956" calcext:value-type="float">
            <text:p>3375.6956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378.5754" calcext:value-type="float">
            <text:p>3378.5754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381.4553" calcext:value-type="float">
            <text:p>3381.4553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384.3352" calcext:value-type="float">
            <text:p>3384.3352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387.215" calcext:value-type="float">
            <text:p>3387.215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390.095" calcext:value-type="float">
            <text:p>3390.095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392.9749" calcext:value-type="float">
            <text:p>3392.9749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395.8547" calcext:value-type="float">
            <text:p>3395.8547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398.7346" calcext:value-type="float">
            <text:p>3398.7346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401.6145" calcext:value-type="float">
            <text:p>3401.6145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404.4944" calcext:value-type="float">
            <text:p>3404.4944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408.0942" calcext:value-type="float">
            <text:p>3408.0942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411.694" calcext:value-type="float">
            <text:p>3411.694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416.014" calcext:value-type="float">
            <text:p>3416.014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420.3337" calcext:value-type="float">
            <text:p>3420.3337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424.6536" calcext:value-type="float">
            <text:p>3424.6536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428.9734" calcext:value-type="float">
            <text:p>3428.9734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433.2932" calcext:value-type="float">
            <text:p>3433.2932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437.613" calcext:value-type="float">
            <text:p>3437.613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441.9329" calcext:value-type="float">
            <text:p>3441.9329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446.2527" calcext:value-type="float">
            <text:p>3446.2527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449.8525" calcext:value-type="float">
            <text:p>3449.8525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452.7324" calcext:value-type="float">
            <text:p>3452.7324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456.3323" calcext:value-type="float">
            <text:p>3456.3323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459.2122" calcext:value-type="float">
            <text:p>3459.2122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462.092" calcext:value-type="float">
            <text:p>3462.092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464.972" calcext:value-type="float">
            <text:p>3464.972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467.8518" calcext:value-type="float">
            <text:p>3467.8518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470.7317" calcext:value-type="float">
            <text:p>3470.7317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495.4744" calcext:value-type="float">
            <text:p>3495.4744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520.937" calcext:value-type="float">
            <text:p>3520.937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547.1196" calcext:value-type="float">
            <text:p>3547.1196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572.5823" calcext:value-type="float">
            <text:p>3572.5823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598.045" calcext:value-type="float">
            <text:p>3598.045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623.5076" calcext:value-type="float">
            <text:p>3623.5076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648.9702" calcext:value-type="float">
            <text:p>3648.9702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674.4329" calcext:value-type="float">
            <text:p>3674.4329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700.6155" calcext:value-type="float">
            <text:p>3700.615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726.798" calcext:value-type="float">
            <text:p>3726.798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752.9807" calcext:value-type="float">
            <text:p>3752.9807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779.1633" calcext:value-type="float">
            <text:p>3779.1633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783.4832" calcext:value-type="float">
            <text:p>3783.4832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787.083" calcext:value-type="float">
            <text:p>3787.0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90.6829" calcext:value-type="float">
            <text:p>3790.6829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794.2827" calcext:value-type="float">
            <text:p>3794.2827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797.8826" calcext:value-type="float">
            <text:p>3797.8826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801.4824" calcext:value-type="float">
            <text:p>3801.4824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826.945" calcext:value-type="float">
            <text:p>3826.945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830.545" calcext:value-type="float">
            <text:p>3830.545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834.1448" calcext:value-type="float">
            <text:p>3834.1448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837.7446" calcext:value-type="float">
            <text:p>3837.7446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841.3445" calcext:value-type="float">
            <text:p>3841.3445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844.9443" calcext:value-type="float">
            <text:p>3844.9443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848.5442" calcext:value-type="float">
            <text:p>3848.5442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852.144" calcext:value-type="float">
            <text:p>3852.144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855.744" calcext:value-type="float">
            <text:p>3855.744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859.3438" calcext:value-type="float">
            <text:p>3859.3438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862.9436" calcext:value-type="float">
            <text:p>3862.9436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866.5435" calcext:value-type="float">
            <text:p>3866.5435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870.1433" calcext:value-type="float">
            <text:p>3870.1433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873.7432" calcext:value-type="float">
            <text:p>3873.7432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877.343" calcext:value-type="float">
            <text:p>3877.343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880.9429" calcext:value-type="float">
            <text:p>3880.9429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884.5427" calcext:value-type="float">
            <text:p>3884.5427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888.1426" calcext:value-type="float">
            <text:p>3888.1426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891.7424" calcext:value-type="float">
            <text:p>3891.7424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895.3423" calcext:value-type="float">
            <text:p>3895.3423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898.9421" calcext:value-type="float">
            <text:p>3898.942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902.542" calcext:value-type="float">
            <text:p>3902.542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3906.1418" calcext:value-type="float">
            <text:p>3906.141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3909.7417" calcext:value-type="float">
            <text:p>3909.741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3914.0615" calcext:value-type="float">
            <text:p>3914.061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3917.6614" calcext:value-type="float">
            <text:p>3917.6614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3921.2612" calcext:value-type="float">
            <text:p>3921.2612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3924.861" calcext:value-type="float">
            <text:p>3924.861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3928.461" calcext:value-type="float">
            <text:p>3928.461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3932.7808" calcext:value-type="float">
            <text:p>3932.7808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3937.1006" calcext:value-type="float">
            <text:p>3937.1006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941.4204" calcext:value-type="float">
            <text:p>3941.4204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945.7402" calcext:value-type="float">
            <text:p>3945.7402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950.06" calcext:value-type="float">
            <text:p>3950.06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954.38" calcext:value-type="float">
            <text:p>3954.38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958.6997" calcext:value-type="float">
            <text:p>3958.6997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963.0195" calcext:value-type="float">
            <text:p>3963.0195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967.3394" calcext:value-type="float">
            <text:p>3967.3394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970.9392" calcext:value-type="float">
            <text:p>3970.9392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975.259" calcext:value-type="float">
            <text:p>3975.259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978.859" calcext:value-type="float">
            <text:p>3978.859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982.4587" calcext:value-type="float">
            <text:p>3982.4587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4007.2014" calcext:value-type="float">
            <text:p>4007.2014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4031.944" calcext:value-type="float">
            <text:p>4031.944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4056.6868" calcext:value-type="float">
            <text:p>4056.6868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4081.4294" calcext:value-type="float">
            <text:p>4081.429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106.1724" calcext:value-type="float">
            <text:p>4106.1724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4130.916" calcext:value-type="float">
            <text:p>4130.916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4155.6597" calcext:value-type="float">
            <text:p>4155.6597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4180.4033" calcext:value-type="float">
            <text:p>4180.4033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4205.147" calcext:value-type="float">
            <text:p>4205.147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229.8906" calcext:value-type="float">
            <text:p>4229.8906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4254.6343" calcext:value-type="float">
            <text:p>4254.6343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4279.378" calcext:value-type="float">
            <text:p>4279.378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4304.1216" calcext:value-type="float">
            <text:p>4304.1216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4328.865" calcext:value-type="float">
            <text:p>4328.865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4352.8887" calcext:value-type="float">
            <text:p>4352.8887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4355.0493" calcext:value-type="float">
            <text:p>4355.0493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4357.21" calcext:value-type="float">
            <text:p>4357.21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4359.3706" calcext:value-type="float">
            <text:p>4359.3706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4361.5313" calcext:value-type="float">
            <text:p>4361.5313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4363.692" calcext:value-type="float">
            <text:p>4363.692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4365.8525" calcext:value-type="float">
            <text:p>4365.8525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4368.013" calcext:value-type="float">
            <text:p>4368.013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4370.174" calcext:value-type="float">
            <text:p>4370.174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4372.3345" calcext:value-type="float">
            <text:p>4372.3345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4374.495" calcext:value-type="float">
            <text:p>4374.495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4376.656" calcext:value-type="float">
            <text:p>4376.656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4379.5366" calcext:value-type="float">
            <text:p>4379.5366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4381.6973" calcext:value-type="float">
            <text:p>4381.6973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4383.858" calcext:value-type="float">
            <text:p>4383.85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386.0186" calcext:value-type="float">
            <text:p>4386.0186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4388.179" calcext:value-type="float">
            <text:p>4388.179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4390.34" calcext:value-type="float">
            <text:p>4390.34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4392.5005" calcext:value-type="float">
            <text:p>4392.5005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4394.661" calcext:value-type="float">
            <text:p>4394.66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4396.822" calcext:value-type="float">
            <text:p>4396.822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4398.9824" calcext:value-type="float">
            <text:p>4398.9824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4401.143" calcext:value-type="float">
            <text:p>4401.143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4403.3037" calcext:value-type="float">
            <text:p>4403.3037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4406.1846" calcext:value-type="float">
            <text:p>4406.1846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4408.345" calcext:value-type="float">
            <text:p>4408.345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4432.3687" calcext:value-type="float">
            <text:p>4432.3687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4455.672" calcext:value-type="float">
            <text:p>4455.672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4478.975" calcext:value-type="float">
            <text:p>4478.975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4480.4155" calcext:value-type="float">
            <text:p>4480.415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4481.856" calcext:value-type="float">
            <text:p>4481.856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4483.2964" calcext:value-type="float">
            <text:p>4483.2964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4484.737" calcext:value-type="float">
            <text:p>4484.737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4486.1772" calcext:value-type="float">
            <text:p>4486.1772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4508.7603" calcext:value-type="float">
            <text:p>4508.7603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4531.3433" calcext:value-type="float">
            <text:p>4531.3433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4553.9263" calcext:value-type="float">
            <text:p>4553.9263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4576.5093" calcext:value-type="float">
            <text:p>4576.5093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4599.0923" calcext:value-type="float">
            <text:p>4599.0923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4621.6753" calcext:value-type="float">
            <text:p>4621.675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644.2583" calcext:value-type="float">
            <text:p>4644.2583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4644.9785" calcext:value-type="float">
            <text:p>4644.9785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4645.6987" calcext:value-type="float">
            <text:p>4645.6987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4646.419" calcext:value-type="float">
            <text:p>4646.419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4647.8594" calcext:value-type="float">
            <text:p>4647.859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4649.3" calcext:value-type="float">
            <text:p>4649.3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4650.74" calcext:value-type="float">
            <text:p>4650.74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4652.1807" calcext:value-type="float">
            <text:p>4652.1807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4653.621" calcext:value-type="float">
            <text:p>4653.621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4655.0615" calcext:value-type="float">
            <text:p>4655.061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4655.7817" calcext:value-type="float">
            <text:p>4655.7817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4656.502" calcext:value-type="float">
            <text:p>4656.502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4657.222" calcext:value-type="float">
            <text:p>4657.222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4679.805" calcext:value-type="float">
            <text:p>4679.805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4703.1084" calcext:value-type="float">
            <text:p>4703.108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4726.4116" calcext:value-type="float">
            <text:p>4726.4116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4749.715" calcext:value-type="float">
            <text:p>4749.715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4773.018" calcext:value-type="float">
            <text:p>4773.018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4818.184" calcext:value-type="float">
            <text:p>4818.184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4863.35" calcext:value-type="float">
            <text:p>4863.35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4907.796" calcext:value-type="float">
            <text:p>4907.796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4952.2417" calcext:value-type="float">
            <text:p>4952.241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4996.6875" calcext:value-type="float">
            <text:p>4996.6875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040.413" calcext:value-type="float">
            <text:p>5040.413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5084.1387" calcext:value-type="float">
            <text:p>5084.1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49.727" calcext:value-type="float">
            <text:p>5149.727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5215.3154" calcext:value-type="float">
            <text:p>5215.3154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5259.041" calcext:value-type="float">
            <text:p>5259.041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5281.624" calcext:value-type="float">
            <text:p>5281.624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5304.207" calcext:value-type="float">
            <text:p>5304.207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5304.9272" calcext:value-type="float">
            <text:p>5304.9272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5305.6475" calcext:value-type="float">
            <text:p>5305.6475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5327.5103" calcext:value-type="float">
            <text:p>5327.5103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5349.373" calcext:value-type="float">
            <text:p>5349.373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371.236" calcext:value-type="float">
            <text:p>5371.236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393.819" calcext:value-type="float">
            <text:p>5393.819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394.539" calcext:value-type="float">
            <text:p>5394.539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395.2593" calcext:value-type="float">
            <text:p>5395.2593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395.9795" calcext:value-type="float">
            <text:p>5395.9795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396.6997" calcext:value-type="float">
            <text:p>5396.6997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397.42" calcext:value-type="float">
            <text:p>5397.42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398.14" calcext:value-type="float">
            <text:p>5398.14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398.8604" calcext:value-type="float">
            <text:p>5398.8604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399.5806" calcext:value-type="float">
            <text:p>5399.5806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400.301" calcext:value-type="float">
            <text:p>5400.301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401.021" calcext:value-type="float">
            <text:p>5401.021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5401.741" calcext:value-type="float">
            <text:p>5401.741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5402.4614" calcext:value-type="float">
            <text:p>5402.4614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5403.902" calcext:value-type="float">
            <text:p>5403.902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5405.3423" calcext:value-type="float">
            <text:p>5405.342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406.7827" calcext:value-type="float">
            <text:p>5406.782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5407.503" calcext:value-type="float">
            <text:p>5407.503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5408.9434" calcext:value-type="float">
            <text:p>5408.9434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5409.6636" calcext:value-type="float">
            <text:p>5409.6636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5411.104" calcext:value-type="float">
            <text:p>5411.104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5412.5444" calcext:value-type="float">
            <text:p>5412.544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5413.985" calcext:value-type="float">
            <text:p>5413.98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415.4253" calcext:value-type="float">
            <text:p>5415.4253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416.8657" calcext:value-type="float">
            <text:p>5416.8657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418.306" calcext:value-type="float">
            <text:p>5418.306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419.7466" calcext:value-type="float">
            <text:p>5419.7466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5421.187" calcext:value-type="float">
            <text:p>5421.187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5423.3477" calcext:value-type="float">
            <text:p>5423.3477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5424.068" calcext:value-type="float">
            <text:p>5424.068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5425.5083" calcext:value-type="float">
            <text:p>5425.5083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5426.9487" calcext:value-type="float">
            <text:p>5426.9487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5428.389" calcext:value-type="float">
            <text:p>5428.389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5429.8296" calcext:value-type="float">
            <text:p>5429.829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5431.27" calcext:value-type="float">
            <text:p>5431.27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432.7104" calcext:value-type="float">
            <text:p>5432.7104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433.4307" calcext:value-type="float">
            <text:p>5433.4307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5434.151" calcext:value-type="float">
            <text:p>5434.151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5434.871" calcext:value-type="float">
            <text:p>5434.871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5437.0317" calcext:value-type="float">
            <text:p>5437.0317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5439.1924" calcext:value-type="float">
            <text:p>5439.192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441.353" calcext:value-type="float">
            <text:p>5441.353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5443.5137" calcext:value-type="float">
            <text:p>5443.5137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5445.6743" calcext:value-type="float">
            <text:p>5445.6743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5447.835" calcext:value-type="float">
            <text:p>5447.835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5450.716" calcext:value-type="float">
            <text:p>5450.716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5452.8765" calcext:value-type="float">
            <text:p>5452.8765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5455.037" calcext:value-type="float">
            <text:p>5455.037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5457.1978" calcext:value-type="float">
            <text:p>5457.1978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5459.3584" calcext:value-type="float">
            <text:p>5459.3584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5462.2393" calcext:value-type="float">
            <text:p>5462.2393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5465.12" calcext:value-type="float">
            <text:p>5465.12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5468.001" calcext:value-type="float">
            <text:p>5468.001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5470.882" calcext:value-type="float">
            <text:p>5470.882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5473.7627" calcext:value-type="float">
            <text:p>5473.7627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5476.6436" calcext:value-type="float">
            <text:p>5476.6436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5479.5244" calcext:value-type="float">
            <text:p>5479.5244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5482.4053" calcext:value-type="float">
            <text:p>5482.4053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5485.286" calcext:value-type="float">
            <text:p>5485.286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5487.447" calcext:value-type="float">
            <text:p>5487.447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5489.6074" calcext:value-type="float">
            <text:p>5489.6074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5491.768" calcext:value-type="float">
            <text:p>5491.768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5493.9287" calcext:value-type="float">
            <text:p>5493.9287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5496.0894" calcext:value-type="float">
            <text:p>5496.0894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5498.25" calcext:value-type="float">
            <text:p>5498.25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5500.4106" calcext:value-type="float">
            <text:p>5500.410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501.851" calcext:value-type="float">
            <text:p>5501.851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5504.0117" calcext:value-type="float">
            <text:p>5504.0117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5506.1724" calcext:value-type="float">
            <text:p>5506.1724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5508.333" calcext:value-type="float">
            <text:p>5508.333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5510.4937" calcext:value-type="float">
            <text:p>5510.4937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5512.6543" calcext:value-type="float">
            <text:p>5512.6543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5514.815" calcext:value-type="float">
            <text:p>5514.815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5516.2554" calcext:value-type="float">
            <text:p>5516.2554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5517.696" calcext:value-type="float">
            <text:p>5517.696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5519.136" calcext:value-type="float">
            <text:p>5519.136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5520.5767" calcext:value-type="float">
            <text:p>5520.5767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5522.7373" calcext:value-type="float">
            <text:p>5522.7373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5524.1777" calcext:value-type="float">
            <text:p>5524.1777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5547.481" calcext:value-type="float">
            <text:p>5547.481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549.6416" calcext:value-type="float">
            <text:p>5549.6416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5551.8022" calcext:value-type="float">
            <text:p>5551.8022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5553.963" calcext:value-type="float">
            <text:p>5553.963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5554.683" calcext:value-type="float">
            <text:p>5554.683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5555.4033" calcext:value-type="float">
            <text:p>5555.4033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5556.1235" calcext:value-type="float">
            <text:p>5556.1235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5556.8438" calcext:value-type="float">
            <text:p>5556.8438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5557.564" calcext:value-type="float">
            <text:p>5557.564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5558.284" calcext:value-type="float">
            <text:p>5558.284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5559.0044" calcext:value-type="float">
            <text:p>5559.0044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5559.7246" calcext:value-type="float">
            <text:p>5559.7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60.445" calcext:value-type="float">
            <text:p>5560.445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5561.165" calcext:value-type="float">
            <text:p>5561.16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5561.8853" calcext:value-type="float">
            <text:p>5561.8853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5562.6055" calcext:value-type="float">
            <text:p>5562.6055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5563.3257" calcext:value-type="float">
            <text:p>5563.3257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5585.9087" calcext:value-type="float">
            <text:p>5585.9087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5608.4917" calcext:value-type="float">
            <text:p>5608.4917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5631.0747" calcext:value-type="float">
            <text:p>5631.0747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5654.378" calcext:value-type="float">
            <text:p>5654.378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5677.681" calcext:value-type="float">
            <text:p>5677.681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5679.1216" calcext:value-type="float">
            <text:p>5679.1216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5680.562" calcext:value-type="float">
            <text:p>5680.562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5682.0024" calcext:value-type="float">
            <text:p>5682.0024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5683.443" calcext:value-type="float">
            <text:p>5683.443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5684.8833" calcext:value-type="float">
            <text:p>5684.8833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5687.044" calcext:value-type="float">
            <text:p>5687.044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5688.4844" calcext:value-type="float">
            <text:p>5688.4844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5689.925" calcext:value-type="float">
            <text:p>5689.92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5691.365" calcext:value-type="float">
            <text:p>5691.365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5692.8057" calcext:value-type="float">
            <text:p>5692.8057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5694.246" calcext:value-type="float">
            <text:p>5694.246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5695.6865" calcext:value-type="float">
            <text:p>5695.6865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5696.4067" calcext:value-type="float">
            <text:p>5696.4067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5697.127" calcext:value-type="float">
            <text:p>5697.127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5697.847" calcext:value-type="float">
            <text:p>5697.84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698.5674" calcext:value-type="float">
            <text:p>5698.5674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5699.2876" calcext:value-type="float">
            <text:p>5699.2876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5700.008" calcext:value-type="float">
            <text:p>5700.008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5700.728" calcext:value-type="float">
            <text:p>5700.728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5701.448" calcext:value-type="float">
            <text:p>5701.448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5702.1685" calcext:value-type="float">
            <text:p>5702.1685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5702.8887" calcext:value-type="float">
            <text:p>5702.8887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5703.609" calcext:value-type="float">
            <text:p>5703.609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5704.329" calcext:value-type="float">
            <text:p>5704.329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5705.0493" calcext:value-type="float">
            <text:p>5705.0493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5705.7695" calcext:value-type="float">
            <text:p>5705.7695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5706.4897" calcext:value-type="float">
            <text:p>5706.4897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5707.93" calcext:value-type="float">
            <text:p>5707.93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5708.6504" calcext:value-type="float">
            <text:p>5708.6504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5709.3706" calcext:value-type="float">
            <text:p>5709.3706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5710.091" calcext:value-type="float">
            <text:p>5710.091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5710.811" calcext:value-type="float">
            <text:p>5710.811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5710.811" calcext:value-type="float">
            <text:p>5710.811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5732.674" calcext:value-type="float">
            <text:p>5732.674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5754.5366" calcext:value-type="float">
            <text:p>5754.5366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5777.1196" calcext:value-type="float">
            <text:p>5777.1196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5777.1196" calcext:value-type="float">
            <text:p>5777.1196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5777.84" calcext:value-type="float">
            <text:p>5777.84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5778.56" calcext:value-type="float">
            <text:p>5778.56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5779.2803" calcext:value-type="float">
            <text:p>5779.2803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5780.0005" calcext:value-type="float">
            <text:p>5780.0005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5780.7207" calcext:value-type="float">
            <text:p>5780.7207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5781.441" calcext:value-type="float">
            <text:p>5781.441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5782.8813" calcext:value-type="float">
            <text:p>5782.8813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5783.6016" calcext:value-type="float">
            <text:p>5783.6016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5783.6016" calcext:value-type="float">
            <text:p>5783.6016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5784.322" calcext:value-type="float">
            <text:p>5784.322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5785.762" calcext:value-type="float">
            <text:p>5785.762</text:p>
          </table:table-cell>
        </table:table-row>
      </table:table>
      <table:table table:name="sa-quick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12.19401" calcext:value-type="float">
            <text:p>112.19401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12.91401" calcext:value-type="float">
            <text:p>112.9140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13.63401" calcext:value-type="float">
            <text:p>113.63401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15.07401" calcext:value-type="float">
            <text:p>115.07401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115.794014" calcext:value-type="float">
            <text:p>115.794014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116.514015" calcext:value-type="float">
            <text:p>116.51401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17.23402" calcext:value-type="float">
            <text:p>117.23402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117.95402" calcext:value-type="float">
            <text:p>117.95402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119.39402" calcext:value-type="float">
            <text:p>119.39402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20.11402" calcext:value-type="float">
            <text:p>120.11402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20.83402" calcext:value-type="float">
            <text:p>120.83402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121.55402" calcext:value-type="float">
            <text:p>121.55402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122.274025" calcext:value-type="float">
            <text:p>122.274025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122.994026" calcext:value-type="float">
            <text:p>122.994026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123.71403" calcext:value-type="float">
            <text:p>123.71403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24.43403" calcext:value-type="float">
            <text:p>124.43403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125.15403" calcext:value-type="float">
            <text:p>125.15403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125.87403" calcext:value-type="float">
            <text:p>125.87403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26.59403" calcext:value-type="float">
            <text:p>126.59403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.47403" calcext:value-type="float">
            <text:p>129.47403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30.91403" calcext:value-type="float">
            <text:p>130.91403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54.21683" calcext:value-type="float">
            <text:p>154.21683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77.51962" calcext:value-type="float">
            <text:p>177.51962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00.82242" calcext:value-type="float">
            <text:p>200.82242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24.12521" calcext:value-type="float">
            <text:p>224.12521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47.42801" calcext:value-type="float">
            <text:p>247.42801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70.7308" calcext:value-type="float">
            <text:p>270.7308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294.0336" calcext:value-type="float">
            <text:p>294.0336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17.3364" calcext:value-type="float">
            <text:p>317.3364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40.6392" calcext:value-type="float">
            <text:p>340.6392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63.942" calcext:value-type="float">
            <text:p>363.942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65.382" calcext:value-type="float">
            <text:p>365.382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366.822" calcext:value-type="float">
            <text:p>366.822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68.262" calcext:value-type="float">
            <text:p>368.26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69.702" calcext:value-type="float">
            <text:p>369.702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371.142" calcext:value-type="float">
            <text:p>371.142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72.582" calcext:value-type="float">
            <text:p>372.582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74.022" calcext:value-type="float">
            <text:p>374.022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75.462" calcext:value-type="float">
            <text:p>375.462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76.902" calcext:value-type="float">
            <text:p>376.902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378.342" calcext:value-type="float">
            <text:p>378.342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380.502" calcext:value-type="float">
            <text:p>380.502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382.66202" calcext:value-type="float">
            <text:p>382.66202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384.82202" calcext:value-type="float">
            <text:p>384.8220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86.98203" calcext:value-type="float">
            <text:p>386.98203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411.00482" calcext:value-type="float">
            <text:p>411.00482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435.02762" calcext:value-type="float">
            <text:p>435.02762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459.0504" calcext:value-type="float">
            <text:p>459.0504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483.0732" calcext:value-type="float">
            <text:p>483.0732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07.096" calcext:value-type="float">
            <text:p>507.096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531.1187" calcext:value-type="float">
            <text:p>531.1187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555.1414" calcext:value-type="float">
            <text:p>555.1414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57.30133" calcext:value-type="float">
            <text:p>557.30133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59.46124" calcext:value-type="float">
            <text:p>559.46124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61.62115" calcext:value-type="float">
            <text:p>561.62115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63.78107" calcext:value-type="float">
            <text:p>563.78107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65.941" calcext:value-type="float">
            <text:p>565.941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68.1009" calcext:value-type="float">
            <text:p>568.1009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70.2608" calcext:value-type="float">
            <text:p>570.2608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73.1407" calcext:value-type="float">
            <text:p>573.1407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76.02057" calcext:value-type="float">
            <text:p>576.02057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78.90045" calcext:value-type="float">
            <text:p>578.90045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81.78033" calcext:value-type="float">
            <text:p>581.78033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84.6602" calcext:value-type="float">
            <text:p>584.6602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87.5401" calcext:value-type="float">
            <text:p>587.5401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90.42" calcext:value-type="float">
            <text:p>590.42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593.29987" calcext:value-type="float">
            <text:p>593.29987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596.17975" calcext:value-type="float">
            <text:p>596.1797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599.05963" calcext:value-type="float">
            <text:p>599.05963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01.9395" calcext:value-type="float">
            <text:p>601.939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04.0994" calcext:value-type="float">
            <text:p>604.0994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28.12213" calcext:value-type="float">
            <text:p>628.12213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52.14484" calcext:value-type="float">
            <text:p>652.14484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76.16754" calcext:value-type="float">
            <text:p>676.16754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00.9102" calcext:value-type="float">
            <text:p>700.9102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703.7901" calcext:value-type="float">
            <text:p>703.7901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706.67" calcext:value-type="float">
            <text:p>706.67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709.54987" calcext:value-type="float">
            <text:p>709.54987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712.42975" calcext:value-type="float">
            <text:p>712.4297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715.30963" calcext:value-type="float">
            <text:p>715.30963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718.1895" calcext:value-type="float">
            <text:p>718.189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721.0694" calcext:value-type="float">
            <text:p>721.0694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745.8121" calcext:value-type="float">
            <text:p>745.812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770.55475" calcext:value-type="float">
            <text:p>770.5547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795.2974" calcext:value-type="float">
            <text:p>795.2974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820.0401" calcext:value-type="float">
            <text:p>820.040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844.7828" calcext:value-type="float">
            <text:p>844.7828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869.52545" calcext:value-type="float">
            <text:p>869.5254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894.2681" calcext:value-type="float">
            <text:p>894.268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18.29083" calcext:value-type="float">
            <text:p>918.29083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42.31354" calcext:value-type="float">
            <text:p>942.31354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66.33624" calcext:value-type="float">
            <text:p>966.33624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990.35895" calcext:value-type="float">
            <text:p>990.35895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036.2445" calcext:value-type="float">
            <text:p>1036.244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60.2672" calcext:value-type="float">
            <text:p>1060.2672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084.2899" calcext:value-type="float">
            <text:p>1084.2899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108.3126" calcext:value-type="float">
            <text:p>1108.312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132.3353" calcext:value-type="float">
            <text:p>1132.3353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178.2208" calcext:value-type="float">
            <text:p>1178.2208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224.1063" calcext:value-type="float">
            <text:p>1224.1063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269.9918" calcext:value-type="float">
            <text:p>1269.9918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294.0145" calcext:value-type="float">
            <text:p>1294.014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318.0372" calcext:value-type="float">
            <text:p>1318.0372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320.9171" calcext:value-type="float">
            <text:p>1320.917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323.077" calcext:value-type="float">
            <text:p>1323.077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325.2369" calcext:value-type="float">
            <text:p>1325.2369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327.3969" calcext:value-type="float">
            <text:p>1327.3969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329.5568" calcext:value-type="float">
            <text:p>1329.5568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331.7167" calcext:value-type="float">
            <text:p>1331.716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333.8766" calcext:value-type="float">
            <text:p>1333.8766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357.8993" calcext:value-type="float">
            <text:p>1357.8993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381.922" calcext:value-type="float">
            <text:p>1381.922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405.9447" calcext:value-type="float">
            <text:p>1405.9447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429.9674" calcext:value-type="float">
            <text:p>1429.9674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453.9901" calcext:value-type="float">
            <text:p>1453.990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478.0128" calcext:value-type="float">
            <text:p>1478.0128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502.7555" calcext:value-type="float">
            <text:p>1502.755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527.4982" calcext:value-type="float">
            <text:p>1527.4982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552.2408" calcext:value-type="float">
            <text:p>1552.240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555.1207" calcext:value-type="float">
            <text:p>1555.1207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558.7206" calcext:value-type="float">
            <text:p>1558.7206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563.0404" calcext:value-type="float">
            <text:p>1563.0404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567.3602" calcext:value-type="float">
            <text:p>1567.3602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571.68" calcext:value-type="float">
            <text:p>1571.68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575.2799" calcext:value-type="float">
            <text:p>1575.2799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578.8798" calcext:value-type="float">
            <text:p>1578.8798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581.7596" calcext:value-type="float">
            <text:p>1581.7596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584.6395" calcext:value-type="float">
            <text:p>1584.63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587.5194" calcext:value-type="float">
            <text:p>1587.519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590.3993" calcext:value-type="float">
            <text:p>1590.3993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593.2792" calcext:value-type="float">
            <text:p>1593.2792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595.4391" calcext:value-type="float">
            <text:p>1595.439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597.599" calcext:value-type="float">
            <text:p>1597.599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599.7589" calcext:value-type="float">
            <text:p>1599.7589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601.9188" calcext:value-type="float">
            <text:p>1601.9188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604.0787" calcext:value-type="float">
            <text:p>1604.0787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606.2386" calcext:value-type="float">
            <text:p>1606.2386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608.3986" calcext:value-type="float">
            <text:p>1608.3986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610.5585" calcext:value-type="float">
            <text:p>1610.558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613.4384" calcext:value-type="float">
            <text:p>1613.4384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615.5983" calcext:value-type="float">
            <text:p>1615.5983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617.7582" calcext:value-type="float">
            <text:p>1617.7582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641.7809" calcext:value-type="float">
            <text:p>1641.780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643.9408" calcext:value-type="float">
            <text:p>1643.9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6.1007" calcext:value-type="float">
            <text:p>1646.1007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648.2606" calcext:value-type="float">
            <text:p>1648.2606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650.4205" calcext:value-type="float">
            <text:p>1650.4205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652.5804" calcext:value-type="float">
            <text:p>1652.5804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654.7404" calcext:value-type="float">
            <text:p>1654.7404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656.9003" calcext:value-type="float">
            <text:p>1656.9003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659.0602" calcext:value-type="float">
            <text:p>1659.0602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661.2201" calcext:value-type="float">
            <text:p>1661.2201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663.38" calcext:value-type="float">
            <text:p>1663.38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665.5399" calcext:value-type="float">
            <text:p>1665.5399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667.6998" calcext:value-type="float">
            <text:p>1667.6998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669.8597" calcext:value-type="float">
            <text:p>1669.8597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672.0197" calcext:value-type="float">
            <text:p>1672.0197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674.1796" calcext:value-type="float">
            <text:p>1674.1796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676.3395" calcext:value-type="float">
            <text:p>1676.3395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677.7794" calcext:value-type="float">
            <text:p>1677.7794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701.0822" calcext:value-type="float">
            <text:p>1701.082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724.3849" calcext:value-type="float">
            <text:p>1724.3849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747.6876" calcext:value-type="float">
            <text:p>1747.6876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770.9904" calcext:value-type="float">
            <text:p>1770.9904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794.2931" calcext:value-type="float">
            <text:p>1794.293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817.5958" calcext:value-type="float">
            <text:p>1817.5958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840.8986" calcext:value-type="float">
            <text:p>1840.8986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864.2013" calcext:value-type="float">
            <text:p>1864.2013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888.224" calcext:value-type="float">
            <text:p>1888.22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912.2467" calcext:value-type="float">
            <text:p>1912.2467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914.4066" calcext:value-type="float">
            <text:p>1914.4066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916.5665" calcext:value-type="float">
            <text:p>1916.5665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918.7264" calcext:value-type="float">
            <text:p>1918.7264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920.8864" calcext:value-type="float">
            <text:p>1920.8864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944.909" calcext:value-type="float">
            <text:p>1944.909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968.9318" calcext:value-type="float">
            <text:p>1968.9318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992.9545" calcext:value-type="float">
            <text:p>1992.954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016.9772" calcext:value-type="float">
            <text:p>2016.9772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040.9999" calcext:value-type="float">
            <text:p>2040.9999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065.0227" calcext:value-type="float">
            <text:p>2065.0227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089.0454" calcext:value-type="float">
            <text:p>2089.0454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112.3481" calcext:value-type="float">
            <text:p>2112.348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135.651" calcext:value-type="float">
            <text:p>2135.65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158.9536" calcext:value-type="float">
            <text:p>2158.9536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182.2563" calcext:value-type="float">
            <text:p>2182.2563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205.559" calcext:value-type="float">
            <text:p>2205.559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228.8618" calcext:value-type="float">
            <text:p>2228.8618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252.1646" calcext:value-type="float">
            <text:p>2252.1646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253.6045" calcext:value-type="float">
            <text:p>2253.604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255.0444" calcext:value-type="float">
            <text:p>2255.0444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278.3472" calcext:value-type="float">
            <text:p>2278.3472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279.787" calcext:value-type="float">
            <text:p>2279.787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303.0898" calcext:value-type="float">
            <text:p>2303.0898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326.3926" calcext:value-type="float">
            <text:p>2326.392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327.8325" calcext:value-type="float">
            <text:p>2327.832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329.2725" calcext:value-type="float">
            <text:p>2329.2725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330.7124" calcext:value-type="float">
            <text:p>2330.7124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354.0151" calcext:value-type="float">
            <text:p>2354.0151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399.1807" calcext:value-type="float">
            <text:p>2399.180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444.3462" calcext:value-type="float">
            <text:p>2444.346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489.5117" calcext:value-type="float">
            <text:p>2489.5117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534.6772" calcext:value-type="float">
            <text:p>2534.6772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579.8428" calcext:value-type="float">
            <text:p>2579.8428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624.2883" calcext:value-type="float">
            <text:p>2624.2883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668.734" calcext:value-type="float">
            <text:p>2668.734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713.1794" calcext:value-type="float">
            <text:p>2713.1794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735.7622" calcext:value-type="float">
            <text:p>2735.7622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780.2078" calcext:value-type="float">
            <text:p>2780.2078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802.7905" calcext:value-type="float">
            <text:p>2802.790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803.5105" calcext:value-type="float">
            <text:p>2803.5105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804.2305" calcext:value-type="float">
            <text:p>2804.2305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804.9504" calcext:value-type="float">
            <text:p>2804.9504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805.6704" calcext:value-type="float">
            <text:p>2805.6704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806.3904" calcext:value-type="float">
            <text:p>2806.390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807.8303" calcext:value-type="float">
            <text:p>2807.8303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809.2703" calcext:value-type="float">
            <text:p>2809.2703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810.7102" calcext:value-type="float">
            <text:p>2810.7102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812.1501" calcext:value-type="float">
            <text:p>2812.1501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813.59" calcext:value-type="float">
            <text:p>2813.5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815.03" calcext:value-type="float">
            <text:p>2815.03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816.47" calcext:value-type="float">
            <text:p>2816.47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818.63" calcext:value-type="float">
            <text:p>2818.63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820.7898" calcext:value-type="float">
            <text:p>2820.7898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822.9497" calcext:value-type="float">
            <text:p>2822.949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825.1096" calcext:value-type="float">
            <text:p>2825.1096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827.2695" calcext:value-type="float">
            <text:p>2827.26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828.7095" calcext:value-type="float">
            <text:p>2828.7095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852.0122" calcext:value-type="float">
            <text:p>2852.0122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875.315" calcext:value-type="float">
            <text:p>2875.31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899.3376" calcext:value-type="float">
            <text:p>2899.3376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923.3604" calcext:value-type="float">
            <text:p>2923.3604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947.383" calcext:value-type="float">
            <text:p>2947.383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993.2686" calcext:value-type="float">
            <text:p>2993.2686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017.2913" calcext:value-type="float">
            <text:p>3017.2913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042.034" calcext:value-type="float">
            <text:p>3042.034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066.7766" calcext:value-type="float">
            <text:p>3066.7766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091.5193" calcext:value-type="float">
            <text:p>3091.5193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136.6848" calcext:value-type="float">
            <text:p>3136.6848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181.8503" calcext:value-type="float">
            <text:p>3181.8503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227.0159" calcext:value-type="float">
            <text:p>3227.0159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250.3186" calcext:value-type="float">
            <text:p>3250.3186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273.6213" calcext:value-type="float">
            <text:p>3273.6213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296.924" calcext:value-type="float">
            <text:p>3296.924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320.2268" calcext:value-type="float">
            <text:p>3320.2268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343.5295" calcext:value-type="float">
            <text:p>3343.5295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366.8323" calcext:value-type="float">
            <text:p>3366.8323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390.135" calcext:value-type="float">
            <text:p>3390.135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413.4377" calcext:value-type="float">
            <text:p>3413.4377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436.7405" calcext:value-type="float">
            <text:p>3436.740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460.0432" calcext:value-type="float">
            <text:p>3460.0432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461.4832" calcext:value-type="float">
            <text:p>3461.4832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462.923" calcext:value-type="float">
            <text:p>3462.923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464.363" calcext:value-type="float">
            <text:p>3464.363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465.803" calcext:value-type="float">
            <text:p>3465.803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467.243" calcext:value-type="float">
            <text:p>3467.243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468.6829" calcext:value-type="float">
            <text:p>3468.6829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470.1228" calcext:value-type="float">
            <text:p>3470.1228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471.5627" calcext:value-type="float">
            <text:p>3471.5627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473.0027" calcext:value-type="float">
            <text:p>3473.0027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474.4426" calcext:value-type="float">
            <text:p>3474.4426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475.8826" calcext:value-type="float">
            <text:p>3475.8826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477.3225" calcext:value-type="float">
            <text:p>3477.3225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478.7625" calcext:value-type="float">
            <text:p>3478.7625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480.9224" calcext:value-type="float">
            <text:p>3480.9224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483.0823" calcext:value-type="float">
            <text:p>3483.0823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485.2422" calcext:value-type="float">
            <text:p>3485.2422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509.265" calcext:value-type="float">
            <text:p>3509.265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533.2876" calcext:value-type="float">
            <text:p>3533.2876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557.3103" calcext:value-type="float">
            <text:p>3557.3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81.333" calcext:value-type="float">
            <text:p>3581.333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583.493" calcext:value-type="float">
            <text:p>3583.493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585.6528" calcext:value-type="float">
            <text:p>3585.6528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587.8127" calcext:value-type="float">
            <text:p>3587.8127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589.9727" calcext:value-type="float">
            <text:p>3589.972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592.1326" calcext:value-type="float">
            <text:p>3592.1326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594.2925" calcext:value-type="float">
            <text:p>3594.2925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596.4524" calcext:value-type="float">
            <text:p>3596.4524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598.6123" calcext:value-type="float">
            <text:p>3598.6123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600.7722" calcext:value-type="float">
            <text:p>3600.7722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602.9321" calcext:value-type="float">
            <text:p>3602.9321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605.092" calcext:value-type="float">
            <text:p>3605.092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606.532" calcext:value-type="float">
            <text:p>3606.532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607.972" calcext:value-type="float">
            <text:p>3607.972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609.4119" calcext:value-type="float">
            <text:p>3609.4119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610.8518" calcext:value-type="float">
            <text:p>3610.8518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612.2917" calcext:value-type="float">
            <text:p>3612.2917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613.7317" calcext:value-type="float">
            <text:p>3613.7317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615.1716" calcext:value-type="float">
            <text:p>3615.1716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616.6116" calcext:value-type="float">
            <text:p>3616.6116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618.0515" calcext:value-type="float">
            <text:p>3618.051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619.4915" calcext:value-type="float">
            <text:p>3619.4915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620.9314" calcext:value-type="float">
            <text:p>3620.9314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622.3713" calcext:value-type="float">
            <text:p>3622.3713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623.8113" calcext:value-type="float">
            <text:p>3623.811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625.2512" calcext:value-type="float">
            <text:p>3625.2512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626.6912" calcext:value-type="float">
            <text:p>3626.6912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628.131" calcext:value-type="float">
            <text:p>3628.131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629.571" calcext:value-type="float">
            <text:p>3629.571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631.011" calcext:value-type="float">
            <text:p>3631.01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654.3137" calcext:value-type="float">
            <text:p>3654.3137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677.6165" calcext:value-type="float">
            <text:p>3677.6165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700.9192" calcext:value-type="float">
            <text:p>3700.9192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724.222" calcext:value-type="float">
            <text:p>3724.222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747.5247" calcext:value-type="float">
            <text:p>3747.5247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770.8274" calcext:value-type="float">
            <text:p>3770.8274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794.1301" calcext:value-type="float">
            <text:p>3794.130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817.4329" calcext:value-type="float">
            <text:p>3817.4329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862.5984" calcext:value-type="float">
            <text:p>3862.5984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907.764" calcext:value-type="float">
            <text:p>3907.764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952.9294" calcext:value-type="float">
            <text:p>3952.9294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976.2322" calcext:value-type="float">
            <text:p>3976.2322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999.535" calcext:value-type="float">
            <text:p>3999.535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4022.8376" calcext:value-type="float">
            <text:p>4022.8376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4046.1404" calcext:value-type="float">
            <text:p>4046.1404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4069.443" calcext:value-type="float">
            <text:p>4069.443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4092.7458" calcext:value-type="float">
            <text:p>4092.7458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4115.3286" calcext:value-type="float">
            <text:p>4115.3286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4137.9116" calcext:value-type="float">
            <text:p>4137.9116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4160.4946" calcext:value-type="float">
            <text:p>4160.4946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183.0776" calcext:value-type="float">
            <text:p>4183.0776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4183.798" calcext:value-type="float">
            <text:p>4183.79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4184.518" calcext:value-type="float">
            <text:p>4184.51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4185.2383" calcext:value-type="float">
            <text:p>4185.2383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4185.9585" calcext:value-type="float">
            <text:p>4185.958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4186.6787" calcext:value-type="float">
            <text:p>4186.6787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4187.399" calcext:value-type="float">
            <text:p>4187.399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4188.119" calcext:value-type="float">
            <text:p>4188.119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4188.8394" calcext:value-type="float">
            <text:p>4188.8394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4189.5596" calcext:value-type="float">
            <text:p>4189.5596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4190.28" calcext:value-type="float">
            <text:p>4190.28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4213.583" calcext:value-type="float">
            <text:p>4213.583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4236.166" calcext:value-type="float">
            <text:p>4236.166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4236.886" calcext:value-type="float">
            <text:p>4236.886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4237.6064" calcext:value-type="float">
            <text:p>4237.6064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4238.3267" calcext:value-type="float">
            <text:p>4238.3267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4239.047" calcext:value-type="float">
            <text:p>4239.047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4239.767" calcext:value-type="float">
            <text:p>4239.76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4240.4873" calcext:value-type="float">
            <text:p>4240.4873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4241.9277" calcext:value-type="float">
            <text:p>4241.9277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4243.368" calcext:value-type="float">
            <text:p>4243.368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4244.8086" calcext:value-type="float">
            <text:p>4244.8086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4246.249" calcext:value-type="float">
            <text:p>4246.249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4247.6895" calcext:value-type="float">
            <text:p>4247.689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249.13" calcext:value-type="float">
            <text:p>4249.13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4250.5703" calcext:value-type="float">
            <text:p>4250.5703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4252.0107" calcext:value-type="float">
            <text:p>4252.0107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4253.451" calcext:value-type="float">
            <text:p>4253.451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4254.8916" calcext:value-type="float">
            <text:p>4254.8916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4255.612" calcext:value-type="float">
            <text:p>4255.612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4257.0522" calcext:value-type="float">
            <text:p>4257.0522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4258.4927" calcext:value-type="float">
            <text:p>4258.492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4259.933" calcext:value-type="float">
            <text:p>4259.933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4262.0938" calcext:value-type="float">
            <text:p>4262.093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4264.2544" calcext:value-type="float">
            <text:p>4264.2544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4266.415" calcext:value-type="float">
            <text:p>4266.415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4268.5757" calcext:value-type="float">
            <text:p>4268.5757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4270.7363" calcext:value-type="float">
            <text:p>4270.7363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4272.897" calcext:value-type="float">
            <text:p>4272.897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4275.0576" calcext:value-type="float">
            <text:p>4275.0576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4277.2183" calcext:value-type="float">
            <text:p>4277.2183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4279.379" calcext:value-type="float">
            <text:p>4279.379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4281.5396" calcext:value-type="float">
            <text:p>4281.5396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4283.7" calcext:value-type="float">
            <text:p>4283.7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4285.861" calcext:value-type="float">
            <text:p>4285.861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4288.0215" calcext:value-type="float">
            <text:p>4288.0215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4290.182" calcext:value-type="float">
            <text:p>4290.182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4292.343" calcext:value-type="float">
            <text:p>4292.343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4294.5034" calcext:value-type="float">
            <text:p>4294.5034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4296.664" calcext:value-type="float">
            <text:p>4296.664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4298.8247" calcext:value-type="float">
            <text:p>4298.8247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4300.9854" calcext:value-type="float">
            <text:p>4300.9854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4303.866" calcext:value-type="float">
            <text:p>4303.866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4306.747" calcext:value-type="float">
            <text:p>4306.747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309.628" calcext:value-type="float">
            <text:p>4309.628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4312.509" calcext:value-type="float">
            <text:p>4312.509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4315.3896" calcext:value-type="float">
            <text:p>4315.3896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4318.2705" calcext:value-type="float">
            <text:p>4318.2705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4321.1514" calcext:value-type="float">
            <text:p>4321.1514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324.032" calcext:value-type="float">
            <text:p>4324.032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4326.913" calcext:value-type="float">
            <text:p>4326.913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4329.0737" calcext:value-type="float">
            <text:p>4329.0737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4331.2344" calcext:value-type="float">
            <text:p>4331.2344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4333.395" calcext:value-type="float">
            <text:p>4333.39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4335.5557" calcext:value-type="float">
            <text:p>4335.5557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4337.7163" calcext:value-type="float">
            <text:p>4337.7163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4339.877" calcext:value-type="float">
            <text:p>4339.877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4342.0376" calcext:value-type="float">
            <text:p>4342.0376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4344.198" calcext:value-type="float">
            <text:p>4344.198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4345.6387" calcext:value-type="float">
            <text:p>4345.6387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4347.079" calcext:value-type="float">
            <text:p>4347.079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4348.5195" calcext:value-type="float">
            <text:p>4348.5195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4349.96" calcext:value-type="float">
            <text:p>4349.96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4351.4004" calcext:value-type="float">
            <text:p>4351.4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2.841" calcext:value-type="float">
            <text:p>4352.841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4354.2813" calcext:value-type="float">
            <text:p>4354.2813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4355.7217" calcext:value-type="float">
            <text:p>4355.721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4357.162" calcext:value-type="float">
            <text:p>4357.162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4357.8823" calcext:value-type="float">
            <text:p>4357.8823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4358.6025" calcext:value-type="float">
            <text:p>4358.6025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4359.3228" calcext:value-type="float">
            <text:p>4359.3228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4360.043" calcext:value-type="float">
            <text:p>4360.043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4360.763" calcext:value-type="float">
            <text:p>4360.763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4361.4834" calcext:value-type="float">
            <text:p>4361.4834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4362.2036" calcext:value-type="float">
            <text:p>4362.2036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4362.924" calcext:value-type="float">
            <text:p>4362.924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4363.644" calcext:value-type="float">
            <text:p>4363.644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4364.3643" calcext:value-type="float">
            <text:p>4364.3643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4365.0845" calcext:value-type="float">
            <text:p>4365.0845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4365.8047" calcext:value-type="float">
            <text:p>4365.804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4366.525" calcext:value-type="float">
            <text:p>4366.525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4367.245" calcext:value-type="float">
            <text:p>4367.245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4367.9653" calcext:value-type="float">
            <text:p>4367.9653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4368.6855" calcext:value-type="float">
            <text:p>4368.6855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4369.406" calcext:value-type="float">
            <text:p>4369.406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4370.126" calcext:value-type="float">
            <text:p>4370.126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4370.846" calcext:value-type="float">
            <text:p>4370.846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4371.5664" calcext:value-type="float">
            <text:p>4371.5664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4372.2866" calcext:value-type="float">
            <text:p>4372.286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394.8696" calcext:value-type="float">
            <text:p>4394.8696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4417.4526" calcext:value-type="float">
            <text:p>4417.4526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4440.0356" calcext:value-type="float">
            <text:p>4440.0356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4462.6187" calcext:value-type="float">
            <text:p>4462.6187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4485.2017" calcext:value-type="float">
            <text:p>4485.2017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4507.7847" calcext:value-type="float">
            <text:p>4507.7847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4530.3677" calcext:value-type="float">
            <text:p>4530.3677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4552.9507" calcext:value-type="float">
            <text:p>4552.9507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4575.5337" calcext:value-type="float">
            <text:p>4575.5337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4598.1167" calcext:value-type="float">
            <text:p>4598.1167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4620.6997" calcext:value-type="float">
            <text:p>4620.6997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4643.2827" calcext:value-type="float">
            <text:p>4643.2827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4665.8657" calcext:value-type="float">
            <text:p>4665.8657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4688.4487" calcext:value-type="float">
            <text:p>4688.4487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4689.169" calcext:value-type="float">
            <text:p>4689.169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4690.6094" calcext:value-type="float">
            <text:p>4690.6094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4692.05" calcext:value-type="float">
            <text:p>4692.05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4693.49" calcext:value-type="float">
            <text:p>4693.49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4694.9307" calcext:value-type="float">
            <text:p>4694.9307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4695.651" calcext:value-type="float">
            <text:p>4695.651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4696.371" calcext:value-type="float">
            <text:p>4696.371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4697.0913" calcext:value-type="float">
            <text:p>4697.0913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4697.8115" calcext:value-type="float">
            <text:p>4697.8115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4698.5317" calcext:value-type="float">
            <text:p>4698.5317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4699.252" calcext:value-type="float">
            <text:p>4699.25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699.972" calcext:value-type="float">
            <text:p>4699.972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4700.6924" calcext:value-type="float">
            <text:p>4700.6924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4701.4126" calcext:value-type="float">
            <text:p>4701.4126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4702.133" calcext:value-type="float">
            <text:p>4702.133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4702.853" calcext:value-type="float">
            <text:p>4702.853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703.573" calcext:value-type="float">
            <text:p>4703.573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4705.0137" calcext:value-type="float">
            <text:p>4705.0137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4706.454" calcext:value-type="float">
            <text:p>4706.454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4707.8945" calcext:value-type="float">
            <text:p>4707.8945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4708.6147" calcext:value-type="float">
            <text:p>4708.614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4709.335" calcext:value-type="float">
            <text:p>4709.335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4710.055" calcext:value-type="float">
            <text:p>4710.055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4711.4956" calcext:value-type="float">
            <text:p>4711.4956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4712.936" calcext:value-type="float">
            <text:p>4712.936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4714.3765" calcext:value-type="float">
            <text:p>4714.3765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4715.817" calcext:value-type="float">
            <text:p>4715.817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4717.2573" calcext:value-type="float">
            <text:p>4717.2573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4718.6978" calcext:value-type="float">
            <text:p>4718.6978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4720.138" calcext:value-type="float">
            <text:p>4720.138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4721.5786" calcext:value-type="float">
            <text:p>4721.5786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4723.019" calcext:value-type="float">
            <text:p>4723.019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4724.4595" calcext:value-type="float">
            <text:p>4724.4595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4725.9" calcext:value-type="float">
            <text:p>4725.9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4727.3403" calcext:value-type="float">
            <text:p>4727.3403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4728.781" calcext:value-type="float">
            <text:p>4728.78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730.221" calcext:value-type="float">
            <text:p>4730.221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4753.5244" calcext:value-type="float">
            <text:p>4753.5244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4776.8276" calcext:value-type="float">
            <text:p>4776.8276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4800.131" calcext:value-type="float">
            <text:p>4800.131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4823.434" calcext:value-type="float">
            <text:p>4823.434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4846.7373" calcext:value-type="float">
            <text:p>4846.7373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4869.3203" calcext:value-type="float">
            <text:p>4869.3203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4891.9033" calcext:value-type="float">
            <text:p>4891.9033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4914.4863" calcext:value-type="float">
            <text:p>4914.4863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4937.0693" calcext:value-type="float">
            <text:p>4937.0693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4959.6523" calcext:value-type="float">
            <text:p>4959.6523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4982.2354" calcext:value-type="float">
            <text:p>4982.2354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5004.8184" calcext:value-type="float">
            <text:p>5004.8184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005.5386" calcext:value-type="float">
            <text:p>5005.5386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5006.259" calcext:value-type="float">
            <text:p>5006.259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006.979" calcext:value-type="float">
            <text:p>5006.979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5007.699" calcext:value-type="float">
            <text:p>5007.699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5008.4194" calcext:value-type="float">
            <text:p>5008.4194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5009.1396" calcext:value-type="float">
            <text:p>5009.1396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5031.7227" calcext:value-type="float">
            <text:p>5031.7227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032.443" calcext:value-type="float">
            <text:p>5032.443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5033.163" calcext:value-type="float">
            <text:p>5033.163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5033.8833" calcext:value-type="float">
            <text:p>5033.8833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5034.6035" calcext:value-type="float">
            <text:p>5034.603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035.3237" calcext:value-type="float">
            <text:p>5035.3237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036.764" calcext:value-type="float">
            <text:p>5036.764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5038.925" calcext:value-type="float">
            <text:p>5038.925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5040.365" calcext:value-type="float">
            <text:p>5040.365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5041.8057" calcext:value-type="float">
            <text:p>5041.805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5043.246" calcext:value-type="float">
            <text:p>5043.246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044.6865" calcext:value-type="float">
            <text:p>5044.6865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5046.127" calcext:value-type="float">
            <text:p>5046.127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5047.5674" calcext:value-type="float">
            <text:p>5047.5674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5049.728" calcext:value-type="float">
            <text:p>5049.728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5051.1685" calcext:value-type="float">
            <text:p>5051.168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052.609" calcext:value-type="float">
            <text:p>5052.609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5054.0493" calcext:value-type="float">
            <text:p>5054.0493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5055.4897" calcext:value-type="float">
            <text:p>5055.4897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5078.793" calcext:value-type="float">
            <text:p>5078.793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5102.096" calcext:value-type="float">
            <text:p>5102.096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125.3994" calcext:value-type="float">
            <text:p>5125.3994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5148.7026" calcext:value-type="float">
            <text:p>5148.7026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5172.006" calcext:value-type="float">
            <text:p>5172.006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5195.309" calcext:value-type="float">
            <text:p>5195.309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5196.0293" calcext:value-type="float">
            <text:p>5196.0293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5196.7495" calcext:value-type="float">
            <text:p>5196.7495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5197.4697" calcext:value-type="float">
            <text:p>5197.469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5198.19" calcext:value-type="float">
            <text:p>5198.19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198.91" calcext:value-type="float">
            <text:p>5198.91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5199.6304" calcext:value-type="float">
            <text:p>5199.63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00.3506" calcext:value-type="float">
            <text:p>5200.3506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5201.071" calcext:value-type="float">
            <text:p>5201.071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5223.654" calcext:value-type="float">
            <text:p>5223.654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5246.237" calcext:value-type="float">
            <text:p>5246.237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5268.82" calcext:value-type="float">
            <text:p>5268.82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291.403" calcext:value-type="float">
            <text:p>5291.403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5313.986" calcext:value-type="float">
            <text:p>5313.986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5336.569" calcext:value-type="float">
            <text:p>5336.569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5381.0146" calcext:value-type="float">
            <text:p>5381.0146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5403.5977" calcext:value-type="float">
            <text:p>5403.5977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5426.1807" calcext:value-type="float">
            <text:p>5426.1807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5427.621" calcext:value-type="float">
            <text:p>5427.621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5450.9243" calcext:value-type="float">
            <text:p>5450.9243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5474.2275" calcext:value-type="float">
            <text:p>5474.227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5475.668" calcext:value-type="float">
            <text:p>5475.668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477.1084" calcext:value-type="float">
            <text:p>5477.1084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5477.8286" calcext:value-type="float">
            <text:p>5477.8286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5478.549" calcext:value-type="float">
            <text:p>5478.549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5479.269" calcext:value-type="float">
            <text:p>5479.269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479.9893" calcext:value-type="float">
            <text:p>5479.9893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480.7095" calcext:value-type="float">
            <text:p>5480.7095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482.15" calcext:value-type="float">
            <text:p>5482.15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483.5903" calcext:value-type="float">
            <text:p>5483.5903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485.031" calcext:value-type="float">
            <text:p>5485.031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486.471" calcext:value-type="float">
            <text:p>5486.471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487.9116" calcext:value-type="float">
            <text:p>5487.9116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489.352" calcext:value-type="float">
            <text:p>5489.352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490.7925" calcext:value-type="float">
            <text:p>5490.7925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492.233" calcext:value-type="float">
            <text:p>5492.233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5492.953" calcext:value-type="float">
            <text:p>5492.953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5493.6733" calcext:value-type="float">
            <text:p>5493.6733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5494.3936" calcext:value-type="float">
            <text:p>5494.3936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5495.114" calcext:value-type="float">
            <text:p>5495.11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5495.834" calcext:value-type="float">
            <text:p>5495.834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496.554" calcext:value-type="float">
            <text:p>5496.55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497.2744" calcext:value-type="float">
            <text:p>5497.2744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498.715" calcext:value-type="float">
            <text:p>5498.715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500.1553" calcext:value-type="float">
            <text:p>5500.1553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501.5957" calcext:value-type="float">
            <text:p>5501.5957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503.036" calcext:value-type="float">
            <text:p>5503.036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504.4766" calcext:value-type="float">
            <text:p>5504.476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505.917" calcext:value-type="float">
            <text:p>5505.917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507.3574" calcext:value-type="float">
            <text:p>5507.3574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508.0776" calcext:value-type="float">
            <text:p>5508.0776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508.798" calcext:value-type="float">
            <text:p>5508.798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510.9585" calcext:value-type="float">
            <text:p>5510.9585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5513.119" calcext:value-type="float">
            <text:p>5513.119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5515.28" calcext:value-type="float">
            <text:p>5515.28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5517.4404" calcext:value-type="float">
            <text:p>5517.4404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5519.601" calcext:value-type="float">
            <text:p>5519.60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521.7617" calcext:value-type="float">
            <text:p>5521.761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5523.9224" calcext:value-type="float">
            <text:p>5523.9224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5525.363" calcext:value-type="float">
            <text:p>5525.363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5526.803" calcext:value-type="float">
            <text:p>5526.803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5528.2437" calcext:value-type="float">
            <text:p>5528.2437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5529.684" calcext:value-type="float">
            <text:p>5529.68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5531.1245" calcext:value-type="float">
            <text:p>5531.124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532.565" calcext:value-type="float">
            <text:p>5532.565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534.0054" calcext:value-type="float">
            <text:p>5534.0054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535.446" calcext:value-type="float">
            <text:p>5535.446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558.749" calcext:value-type="float">
            <text:p>5558.749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5582.0522" calcext:value-type="float">
            <text:p>5582.0522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5605.3555" calcext:value-type="float">
            <text:p>5605.3555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5628.6587" calcext:value-type="float">
            <text:p>5628.6587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5651.962" calcext:value-type="float">
            <text:p>5651.962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5675.265" calcext:value-type="float">
            <text:p>5675.265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5698.5684" calcext:value-type="float">
            <text:p>5698.5684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5721.8716" calcext:value-type="float">
            <text:p>5721.871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5745.895" calcext:value-type="float">
            <text:p>5745.89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748.0557" calcext:value-type="float">
            <text:p>5748.0557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750.2163" calcext:value-type="float">
            <text:p>5750.2163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5752.377" calcext:value-type="float">
            <text:p>5752.377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5753.8174" calcext:value-type="float">
            <text:p>5753.8174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5755.978" calcext:value-type="float">
            <text:p>5755.978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5758.1387" calcext:value-type="float">
            <text:p>5758.138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760.2993" calcext:value-type="float">
            <text:p>5760.2993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5762.46" calcext:value-type="float">
            <text:p>5762.46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5764.6206" calcext:value-type="float">
            <text:p>5764.6206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5766.7813" calcext:value-type="float">
            <text:p>5766.7813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5768.942" calcext:value-type="float">
            <text:p>5768.942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5771.1025" calcext:value-type="float">
            <text:p>5771.1025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5773.263" calcext:value-type="float">
            <text:p>5773.263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5796.5664" calcext:value-type="float">
            <text:p>5796.5664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5819.8696" calcext:value-type="float">
            <text:p>5819.8696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5821.31" calcext:value-type="float">
            <text:p>5821.31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5822.7505" calcext:value-type="float">
            <text:p>5822.7505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5824.191" calcext:value-type="float">
            <text:p>5824.191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5825.6313" calcext:value-type="float">
            <text:p>5825.6313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5827.072" calcext:value-type="float">
            <text:p>5827.072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5828.512" calcext:value-type="float">
            <text:p>5828.51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5830.673" calcext:value-type="float">
            <text:p>5830.673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5832.8335" calcext:value-type="float">
            <text:p>5832.8335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5834.994" calcext:value-type="float">
            <text:p>5834.994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5837.155" calcext:value-type="float">
            <text:p>5837.15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5861.178" calcext:value-type="float">
            <text:p>5861.178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5863.339" calcext:value-type="float">
            <text:p>5863.339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5865.4995" calcext:value-type="float">
            <text:p>5865.4995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5867.66" calcext:value-type="float">
            <text:p>5867.66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5890.9634" calcext:value-type="float">
            <text:p>5890.9634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5914.2666" calcext:value-type="float">
            <text:p>5914.266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936.8496" calcext:value-type="float">
            <text:p>5936.8496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5937.57" calcext:value-type="float">
            <text:p>5937.57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5938.29" calcext:value-type="float">
            <text:p>5938.29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5939.0103" calcext:value-type="float">
            <text:p>5939.0103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5939.7305" calcext:value-type="float">
            <text:p>5939.7305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5940.4507" calcext:value-type="float">
            <text:p>5940.4507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5941.171" calcext:value-type="float">
            <text:p>5941.171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5942.6113" calcext:value-type="float">
            <text:p>5942.6113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5944.052" calcext:value-type="float">
            <text:p>5944.052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5944.772" calcext:value-type="float">
            <text:p>5944.772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5945.492" calcext:value-type="float">
            <text:p>5945.492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5968.075" calcext:value-type="float">
            <text:p>5968.075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5990.658" calcext:value-type="float">
            <text:p>5990.658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5991.3784" calcext:value-type="float">
            <text:p>5991.3784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992.0986" calcext:value-type="float">
            <text:p>5992.0986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5992.819" calcext:value-type="float">
            <text:p>5992.819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5993.539" calcext:value-type="float">
            <text:p>5993.539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5994.9795" calcext:value-type="float">
            <text:p>5994.9795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5996.42" calcext:value-type="float">
            <text:p>5996.42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5997.8604" calcext:value-type="float">
            <text:p>5997.8604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5999.301" calcext:value-type="float">
            <text:p>5999.301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6000.741" calcext:value-type="float">
            <text:p>6000.741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02.1816" calcext:value-type="float">
            <text:p>6002.1816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03.622" calcext:value-type="float">
            <text:p>6003.622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6005.7827" calcext:value-type="float">
            <text:p>6005.78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7.9434" calcext:value-type="float">
            <text:p>6007.9434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6031.967" calcext:value-type="float">
            <text:p>6031.967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6034.1274" calcext:value-type="float">
            <text:p>6034.1274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6035.568" calcext:value-type="float">
            <text:p>6035.568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6037.0083" calcext:value-type="float">
            <text:p>6037.0083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038.4487" calcext:value-type="float">
            <text:p>6038.4487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6040.6094" calcext:value-type="float">
            <text:p>6040.6094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6043.49" calcext:value-type="float">
            <text:p>6043.49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6046.371" calcext:value-type="float">
            <text:p>6046.371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6049.252" calcext:value-type="float">
            <text:p>6049.252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6052.133" calcext:value-type="float">
            <text:p>6052.133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55.0137" calcext:value-type="float">
            <text:p>6055.0137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6057.8945" calcext:value-type="float">
            <text:p>6057.8945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060.055" calcext:value-type="float">
            <text:p>6060.055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062.216" calcext:value-type="float">
            <text:p>6062.216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063.6563" calcext:value-type="float">
            <text:p>6063.6563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065.817" calcext:value-type="float">
            <text:p>6065.817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6067.9775" calcext:value-type="float">
            <text:p>6067.977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6070.138" calcext:value-type="float">
            <text:p>6070.138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6072.299" calcext:value-type="float">
            <text:p>6072.299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74.4595" calcext:value-type="float">
            <text:p>6074.4595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75.9" calcext:value-type="float">
            <text:p>6075.9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77.3403" calcext:value-type="float">
            <text:p>6077.3403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78.781" calcext:value-type="float">
            <text:p>6078.781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79.501" calcext:value-type="float">
            <text:p>6079.50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080.221" calcext:value-type="float">
            <text:p>6080.221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80.9414" calcext:value-type="float">
            <text:p>6080.9414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6103.5244" calcext:value-type="float">
            <text:p>6103.5244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6125.387" calcext:value-type="float">
            <text:p>6125.387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6147.25" calcext:value-type="float">
            <text:p>6147.2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6169.113" calcext:value-type="float">
            <text:p>6169.113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6234.701" calcext:value-type="float">
            <text:p>6234.70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256.564" calcext:value-type="float">
            <text:p>6256.564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6279.147" calcext:value-type="float">
            <text:p>6279.147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6279.867" calcext:value-type="float">
            <text:p>6279.867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6303.1704" calcext:value-type="float">
            <text:p>6303.1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08:44:55.548396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08:51:14.068727875</dc:date>
    <meta:editing-duration>PT52M13S</meta:editing-duration>
    <meta:editing-cycles>11</meta:editing-cycles>
    <meta:generator>LibreOffice/24.2.2.2$Linux_X86_64 LibreOffice_project/420$Build-2</meta:generator>
    <meta:document-statistic meta:table-count="5" meta:cell-count="8019" meta:object-count="0"/>
  </office:meta>
</office:document-meta>
</file>